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dp1" style:family="drawing-page"/>
    <style:style style:name="gr1" style:family="graphic" style:parent-style-name="standard">
      <style:graphic-properties draw:stroke="none" svg:stroke-width="0.035cm" draw:stroke-linejoin="miter" draw:fill="solid" draw:fill-color="#f6921e"/>
    </style:style>
    <style:style style:name="gr2" style:family="graphic" style:parent-style-name="standard">
      <style:graphic-properties draw:stroke="solid" svg:stroke-width="0.001cm" svg:stroke-color="#0000ff" draw:stroke-linejoin="miter" draw:fill="none"/>
    </style:style>
    <style:style style:name="gr3" style:family="graphic" style:parent-style-name="standard">
      <style:graphic-properties draw:stroke="solid" svg:stroke-width="0.001cm" svg:stroke-color="#0000ff" draw:stroke-linejoin="miter" draw:fill="none"/>
    </style:style>
    <style:style style:name="gr4" style:family="graphic" style:parent-style-name="objectwithoutfill">
      <style:graphic-properties svg:stroke-color="#3465a4" draw:fill="none" draw:textarea-vertical-align="middle"/>
    </style:style>
    <style:style style:name="P1" style:family="paragraph">
      <loext:graphic-properties draw:fill="solid" draw:fill-color="#f6921e"/>
    </style:style>
    <style:style style:name="P2" style:family="paragraph">
      <loext:graphic-properties draw:fill="none"/>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0.36cm" svg:height="0.401cm" svg:x="58.414cm" svg:y="19.179cm" svg:viewBox="0 0 361 402" svg:d="M361 391c-11 7-27 11-45 11-33 0-54-18-54-60-35 42-82 60-135 60-70 0-127-31-127-108 0-87 65-106 130-118 69-14 129-8 129-56 0-56-46-64-85-64-54 0-93 16-96 72h-63c4-95 76-128 163-128 69 0 144 16 144 105v198c0 30 0 43 20 43 6 0 12-1 19-4zM258 195c-49 36-191 0-191 95 0 41 35 56 74 56 83 0 117-51 117-87z">
          <text:p/>
        </draw:path>
        <draw:polygon draw:style-name="gr1" draw:text-style-name="P1" draw:layer="layout" svg:width="0.35cm" svg:height="0.383cm" svg:x="58.796cm" svg:y="19.188cm" svg:viewBox="0 0 351 384" draw:points="210,384 143,384 0,0 71,0 178,320 180,320 285,0 351,0">
          <text:p/>
        </draw:polygon>
        <draw:path draw:style-name="gr1" draw:text-style-name="P1" draw:layer="layout" svg:width="0.372cm" svg:height="0.401cm" svg:x="59.183cm" svg:y="19.179cm" svg:viewBox="0 0 373 402" svg:d="M186 0c122 0 187 88 187 201 0 112-65 201-187 201-121 0-186-89-186-201 0-113 65-201 186-201zM186 346c67 0 120-52 120-145s-53-145-120-145c-66 0-119 52-119 145s53 145 119 145z">
          <text:p/>
        </draw:path>
        <draw:path draw:style-name="gr1" draw:text-style-name="P1" draw:layer="layout" svg:width="0.063cm" svg:height="0.529cm" svg:x="59.632cm" svg:y="19.042cm" svg:viewBox="0 0 64 530" svg:d="M64 77h-64v-77h64zM0 146h64v384h-64z">
          <text:p/>
        </draw:path>
        <draw:path draw:style-name="gr1" draw:text-style-name="P1" draw:layer="layout" svg:width="0.363cm" svg:height="0.538cm" svg:x="59.772cm" svg:y="19.042cm" svg:viewBox="0 0 364 539" svg:d="M364 530h-63v-52h-2c-20 42-69 61-122 61-118 0-177-94-177-202s58-200 175-200c39 0 97 15 124 60h2v-197h63zM186 483c85 0 117-73 117-145 0-75-34-145-121-145-86 0-115 73-115 148 0 72 37 142 119 142z">
          <text:p/>
        </draw:path>
        <draw:path draw:style-name="gr1" draw:text-style-name="P1" draw:layer="layout" svg:width="0.204cm" svg:height="0.498cm" svg:x="60.397cm" svg:y="19.074cm" svg:viewBox="0 0 205 499" svg:d="M129 115h76v56h-76v238c0 30 8 34 47 34h29v56h-48c-65 0-91-14-91-84v-244h-66v-56h66v-115h63z">
          <text:p/>
        </draw:path>
        <draw:path draw:style-name="gr1" draw:text-style-name="P1" draw:layer="layout" svg:width="0.317cm" svg:height="0.529cm" svg:x="60.672cm" svg:y="19.042cm" svg:viewBox="0 0 318 530" svg:d="M0 0h63v203h2c20-47 75-66 121-66 101 0 132 58 132 141v252h-63v-260c0-47-30-77-78-77-77 0-114 51-114 120v217h-63z">
          <text:p/>
        </draw:path>
        <draw:path draw:style-name="gr1" draw:text-style-name="P1" draw:layer="layout" svg:width="0.353cm" svg:height="0.401cm" svg:x="61.063cm" svg:y="19.179cm" svg:viewBox="0 0 354 402" svg:d="M348 271c-17 85-77 131-164 131-122 0-180-86-184-202 0-116 76-200 180-200 136 0 178 127 174 220h-287c-2 67 36 126 119 126 53 0 89-24 100-75zM287 164c-3-60-47-108-110-108-66 0-106 49-110 108z">
          <text:p/>
        </draw:path>
        <draw:path draw:style-name="gr1" draw:text-style-name="P1" draw:layer="layout" svg:width="0.348cm" svg:height="0.401cm" svg:x="61.666cm" svg:y="19.18cm" svg:viewBox="0 0 349 402" svg:d="M282 132c-10-48-43-76-96-76-91 0-119 72-119 150 0 71 32 140 112 140 62 0 97-35 106-94h64c-14 95-72 150-169 150-118 0-180-81-180-196s59-206 181-206c88 0 156 41 166 132z">
          <text:p/>
        </draw:path>
        <draw:path draw:style-name="gr1" draw:text-style-name="P1" draw:layer="layout" svg:width="0.372cm" svg:height="0.401cm" svg:x="62.064cm" svg:y="19.179cm" svg:viewBox="0 0 373 402" svg:d="M186 0c122 0 187 88 187 201 0 112-65 201-187 201-121 0-186-89-186-201 0-113 65-201 186-201zM186 346c67 0 120-52 120-145s-53-145-120-145c-66 0-119 52-119 145s53 145 119 145z">
          <text:p/>
        </draw:path>
        <draw:path draw:style-name="gr1" draw:text-style-name="P1" draw:layer="layout" svg:width="0.325cm" svg:height="0.401cm" svg:x="62.486cm" svg:y="19.18cm" svg:viewBox="0 0 326 402" svg:d="M63 272c2 56 52 74 103 74 40 0 93-9 93-57 0-99-251-32-251-180 0-77 76-109 144-109 86 0 151 27 157 120h-63c-4-49-48-64-89-64-38 0-82 10-82 49 0 44 67 53 126 67 63 14 125 35 125 109 0 92-85 121-163 121-86 0-159-35-163-130z">
          <text:p/>
        </draw:path>
        <draw:path draw:style-name="gr1" draw:text-style-name="P1" draw:layer="layout" svg:width="0.204cm" svg:height="0.498cm" svg:x="62.84cm" svg:y="19.074cm" svg:viewBox="0 0 205 499" svg:d="M129 115h76v56h-76v238c0 30 8 34 47 34h29v56h-48c-65 0-91-14-91-84v-244h-66v-56h66v-115h63z">
          <text:p/>
        </draw:path>
        <draw:path draw:style-name="gr1" draw:text-style-name="P1" draw:layer="layout" svg:width="0.211cm" svg:height="0.535cm" svg:x="63.281cm" svg:y="19.037cm" svg:viewBox="0 0 212 536" svg:d="M65 208h-65v-56h65v-57c0-62 37-95 106-95 12 0 29 2 41 6v55c-11-4-24-5-36-5-30 0-48 9-48 43v53h74v56h-74v328h-63z">
          <text:p/>
        </draw:path>
        <draw:path draw:style-name="gr1" draw:text-style-name="P1" draw:layer="layout" svg:width="0.372cm" svg:height="0.401cm" svg:x="63.519cm" svg:y="19.179cm" svg:viewBox="0 0 373 402" svg:d="M186 0c122 0 187 88 187 201 0 112-65 201-187 201-121 0-186-89-186-201 0-113 65-201 186-201zM186 346c67 0 120-52 120-145s-53-145-120-145c-66 0-119 52-119 145s53 145 119 145z">
          <text:p/>
        </draw:path>
        <draw:path draw:style-name="gr1" draw:text-style-name="P1" draw:layer="layout" svg:width="0.201cm" svg:height="0.392cm" svg:x="63.962cm" svg:y="19.179cm" svg:viewBox="0 0 202 393" svg:d="M0 9h60v81h1c31-62 73-92 141-90v67c-102 0-139 57-139 155v171h-63z">
          <text:p/>
        </draw:path>
        <draw:path draw:style-name="gr1" draw:text-style-name="P1" draw:layer="layout" svg:width="0.063cm" svg:height="0.529cm" svg:x="64.421cm" svg:y="19.042cm" svg:viewBox="0 0 64 530" svg:d="M64 77h-64v-77h64zM0 146h64v384h-64z">
          <text:p/>
        </draw:path>
        <draw:path draw:style-name="gr1" draw:text-style-name="P1" draw:layer="layout" svg:width="0.204cm" svg:height="0.498cm" svg:x="64.541cm" svg:y="19.074cm" svg:viewBox="0 0 205 499" svg:d="M129 115h76v56h-76v238c0 30 8 34 47 34h29v56h-48c-65 0-91-14-91-84v-244h-66v-56h66v-115h63z">
          <text:p/>
        </draw:path>
        <draw:polygon draw:style-name="gr1" draw:text-style-name="P1" draw:layer="layout" svg:width="0.082cm" svg:height="0.082cm" svg:x="64.829cm" svg:y="19.489cm" svg:viewBox="0 0 83 83" draw:points="0,0 83,0 83,83 0,83">
          <text:p/>
        </draw:polygon>
        <draw:path draw:style-name="gr1" draw:text-style-name="P1" draw:layer="layout" svg:width="0.348cm" svg:height="0.401cm" svg:x="58.414cm" svg:y="20.344cm" svg:viewBox="0 0 349 402" svg:d="M282 132c-10-48-43-76-96-76-91 0-119 72-119 150 0 71 32 140 112 140 62 0 97-35 105-94h65c-14 95-72 150-169 150-118 0-180-81-180-196s59-206 181-206c88 0 156 41 166 132z">
          <text:p/>
        </draw:path>
        <draw:path draw:style-name="gr1" draw:text-style-name="P1" draw:layer="layout" svg:width="0.317cm" svg:height="0.529cm" svg:x="58.832cm" svg:y="20.207cm" svg:viewBox="0 0 318 530" svg:d="M0 0h63v203h2c20-47 75-66 121-66 101 0 132 58 132 141v252h-63v-260c0-47-30-77-78-77-77 0-114 51-114 120v217h-63z">
          <text:p/>
        </draw:path>
        <draw:path draw:style-name="gr1" draw:text-style-name="P1" draw:layer="layout" svg:width="0.353cm" svg:height="0.401cm" svg:x="59.223cm" svg:y="20.344cm" svg:viewBox="0 0 354 402" svg:d="M348 271c-17 85-77 131-164 131-122 0-180-86-184-202 0-116 76-200 181-200 135 0 177 127 173 220h-287c-2 67 36 126 119 126 53 0 89-24 100-75zM287 164c-3-60-47-108-110-108-66 0-106 49-110 108z">
          <text:p/>
        </draw:path>
        <draw:path draw:style-name="gr1" draw:text-style-name="P1" draw:layer="layout" svg:width="0.348cm" svg:height="0.401cm" svg:x="59.621cm" svg:y="20.344cm" svg:viewBox="0 0 349 402" svg:d="M282 132c-10-48-43-76-96-76-91 0-119 72-119 150 0 71 32 140 112 140 62 0 97-35 105-94h65c-14 95-72 150-169 150-118 0-180-81-180-196s59-206 181-206c88 0 156 41 166 132z">
          <text:p/>
        </draw:path>
        <draw:polygon draw:style-name="gr1" draw:text-style-name="P1" draw:layer="layout" svg:width="0.333cm" svg:height="0.529cm" svg:x="60.043cm" svg:y="20.207cm" svg:viewBox="0 0 334 530" draw:points="0,0 63,0 63,314 239,146 323,146 171,286 334,530 254,530 123,329 63,384 63,530 0,530">
          <text:p/>
        </draw:polygon>
        <draw:path draw:style-name="gr1" draw:text-style-name="P1" draw:layer="layout" svg:width="0.353cm" svg:height="0.401cm" svg:x="60.403cm" svg:y="20.344cm" svg:viewBox="0 0 354 402" svg:d="M348 271c-17 85-77 131-164 131-122 0-180-86-184-202 0-116 76-200 180-200 136 0 178 127 174 220h-287c-2 67 36 126 119 126 53 0 89-24 100-75zM287 164c-3-60-47-108-110-108-66 0-106 49-110 108z">
          <text:p/>
        </draw:path>
        <draw:path draw:style-name="gr1" draw:text-style-name="P1" draw:layer="layout" svg:width="0.363cm" svg:height="0.538cm" svg:x="60.801cm" svg:y="20.207cm" svg:viewBox="0 0 364 539" svg:d="M364 530h-63v-52h-2c-20 42-69 61-122 61-118 0-177-94-177-202s58-200 175-200c39 0 97 15 124 60h2v-197h63zM186 483c85 0 117-73 117-145 0-75-34-145-121-145-86 0-115 73-115 148 0 72 37 142 119 142z">
          <text:p/>
        </draw:path>
        <draw:polygon draw:style-name="gr1" draw:text-style-name="P1" draw:layer="layout" svg:width="0.082cm" svg:height="0.082cm" svg:x="61.275cm" svg:y="20.653cm" svg:viewBox="0 0 83 83" draw:points="0,0 83,0 83,83 0,83">
          <text:p/>
        </draw:polygon>
        <draw:path draw:style-name="gr1" draw:text-style-name="P1" draw:layer="layout" svg:width="0.317cm" svg:height="0.392cm" svg:x="58.2cm" svg:y="21.517cm" svg:viewBox="0 0 318 393" svg:d="M318 384h-59v-61h-2c-27 48-69 70-125 70-101 0-132-58-132-141v-252h63v260c0 47 30 77 78 77 77 0 114-51 114-120v-217h63z">
          <text:p/>
        </draw:path>
        <draw:path draw:style-name="gr1" draw:text-style-name="P1" draw:layer="layout" svg:width="0.372cm" svg:height="0.401cm" svg:x="58.592cm" svg:y="21.508cm" svg:viewBox="0 0 373 402" svg:d="M186 0c122 0 187 88 187 201 0 112-65 201-187 201-121 0-186-89-186-201 0-113 65-201 186-201zM186 346c67 0 120-52 120-145s-53-145-120-145c-66 0-119 52-119 145s53 145 119 145z">
          <text:p/>
        </draw:path>
        <draw:path draw:style-name="gr1" draw:text-style-name="P1" draw:layer="layout" svg:width="0.204cm" svg:height="0.498cm" svg:x="58.997cm" svg:y="21.402cm" svg:viewBox="0 0 205 499" svg:d="M129 115h76v56h-76v238c0 30 8 34 47 34h29v56h-48c-65 0-91-14-91-84v-244h-66v-56h66v-115h63z">
          <text:p/>
        </draw:path>
        <draw:path draw:style-name="gr1" draw:text-style-name="P1" draw:layer="layout" svg:width="0.353cm" svg:height="0.401cm" svg:x="59.25cm" svg:y="21.508cm" svg:viewBox="0 0 354 402" svg:d="M348 271c-17 85-77 131-164 131-122 0-180-86-184-202 0-116 76-200 181-200 135 0 177 127 173 220h-287c-2 67 36 126 119 126 53 0 89-24 100-75zM287 164c-3-60-47-108-110-108-66 0-106 49-110 108z">
          <text:p/>
        </draw:path>
        <draw:polygon draw:style-name="gr1" draw:text-style-name="P1" draw:layer="layout" svg:width="0.527cm" svg:height="0.529cm" svg:x="58.475cm" svg:y="2.212cm" svg:viewBox="0 0 528 530" draw:points="0,0 97,0 264,445 431,0 528,0 528,530 461,530 461,89 459,89 294,530 234,530 68,89 67,89 67,530 0,530">
          <text:p/>
        </draw:polygon>
        <draw:path draw:style-name="gr1" draw:text-style-name="P1" draw:layer="layout" svg:width="0.372cm" svg:height="0.401cm" svg:x="59.088cm" svg:y="2.349cm" svg:viewBox="0 0 373 402" svg:d="M186 0c122 0 187 88 187 201 0 112-65 201-187 201-121 0-186-89-186-201 0-113 65-201 186-201zM186 346c67 0 120-52 120-145s-53-145-120-145c-66 0-119 52-119 145s53 145 119 145z">
          <text:p/>
        </draw:path>
        <draw:path draw:style-name="gr1" draw:text-style-name="P1" draw:layer="layout" svg:width="0.363cm" svg:height="0.538cm" svg:x="59.513cm" svg:y="2.212cm" svg:viewBox="0 0 364 539" svg:d="M364 530h-63v-52h-2c-20 42-69 61-122 61-118 0-177-94-177-202s58-200 175-200c39 0 97 15 124 60h2v-197h63zM186 483c85 0 117-73 117-145 0-75-34-145-121-145-86 0-115 73-115 148 0 72 37 142 119 142z">
          <text:p/>
        </draw:path>
        <draw:path draw:style-name="gr1" draw:text-style-name="P1" draw:layer="layout" svg:width="0.353cm" svg:height="0.401cm" svg:x="59.953cm" svg:y="2.349cm" svg:viewBox="0 0 354 402" svg:d="M348 271c-17 85-77 131-164 131-122 0-180-86-184-202 0-116 76-200 180-200 136 0 178 127 174 220h-287c-2 67 36 126 119 126 53 0 89-24 100-75zM287 164c-3-60-47-108-110-108-66 0-106 49-110 108z">
          <text:p/>
        </draw:path>
        <draw:polygon draw:style-name="gr1" draw:text-style-name="P1" draw:layer="layout" svg:width="0.376cm" svg:height="0.387cm" svg:x="60.564cm" svg:y="2.36cm" svg:viewBox="0 0 377 388" draw:points="0,337 316,194 0,51 0,0 377,171 377,217 0,388">
          <text:p/>
        </draw:polygon>
        <draw:path draw:style-name="gr1" draw:text-style-name="P1" draw:layer="layout" svg:width="0.428cm" svg:height="0.529cm" svg:x="61.238cm" svg:y="2.212cm" svg:viewBox="0 0 429 530" svg:d="M0 0h249c101 0 162 53 162 139 0 64-28 116-92 134v2c61 11 73 57 79 109 4 51 1 110 31 146h-79c-20-22-8-79-19-131-8-51-20-95-88-95h-172v226h-71zM218 244c65 0 122-17 122-94 0-53-28-91-94-91h-175v185z">
          <text:p/>
        </draw:path>
        <draw:path draw:style-name="gr1" draw:text-style-name="P1" draw:layer="layout" svg:width="0.484cm" svg:height="0.554cm" svg:x="61.719cm" svg:y="2.2cm" svg:viewBox="0 0 485 555" svg:d="M422 476c-41 55-108 79-170 79-158 0-252-128-252-267 0-154 85-288 252-288 115 0 209 52 228 176h-70c-14-80-78-117-158-117-128 0-182 112-182 225 0 111 64 212 182 212 110 0 174-76 170-173h-169v-60h232v279h-44z">
          <text:p/>
        </draw:path>
        <draw:path draw:style-name="gr1" draw:text-style-name="P1" draw:layer="layout" svg:width="0.416cm" svg:height="0.529cm" svg:x="62.308cm" svg:y="2.212cm" svg:viewBox="0 0 417 530" svg:d="M0 0h192c46 0 109 0 141 19 35 21 62 58 62 111 0 56-29 99-79 119v1c66 14 101 62 101 128 0 77-56 152-161 152h-256zM71 228h141c80 0 112-28 112-85 0-74-51-84-112-84h-141zM71 471h176c62 0 100-37 100-96 0-69-56-88-115-88h-161z">
          <text:p/>
        </draw:path>
        <draw:polygon draw:style-name="gr1" draw:text-style-name="P1" draw:layer="layout" svg:width="0.082cm" svg:height="0.082cm" svg:x="62.819cm" svg:y="2.659cm" svg:viewBox="0 0 83 83" draw:points="0,0 83,0 83,83 0,83">
          <text:p/>
        </draw:polygon>
        <draw:path draw:style-name="gr1" draw:text-style-name="P1" draw:layer="layout" svg:width="0.372cm" svg:height="0.401cm" svg:x="58.195cm" svg:y="4.677cm" svg:viewBox="0 0 373 402" svg:d="M186 0c122 0 187 88 187 201 0 112-65 201-187 201-121 0-186-89-186-201 0-113 65-201 186-201zM186 346c67 0 120-52 120-145s-53-145-120-145c-66 0-119 52-119 145s53 145 119 145z">
          <text:p/>
        </draw:path>
        <draw:path draw:style-name="gr1" draw:text-style-name="P1" draw:layer="layout" svg:width="0.211cm" svg:height="0.535cm" svg:x="58.602cm" svg:y="4.535cm" svg:viewBox="0 0 212 536" svg:d="M65 208h-65v-56h65v-57c0-62 37-95 106-95 12 0 29 2 41 6v55c-11-4-24-5-36-5-30 0-48 9-48 43v53h74v56h-74v328h-63z">
          <text:p/>
        </draw:path>
        <draw:path draw:style-name="gr1" draw:text-style-name="P1" draw:layer="layout" svg:width="0.348cm" svg:height="0.401cm" svg:x="59.045cm" svg:y="4.678cm" svg:viewBox="0 0 349 402" svg:d="M282 132c-10-48-43-76-96-76-91 0-119 72-119 150 0 71 32 140 112 140 62 0 97-35 106-94h64c-14 95-72 150-169 150-118 0-180-81-180-196s59-206 181-206c88 0 156 41 166 132z">
          <text:p/>
        </draw:path>
        <draw:path draw:style-name="gr1" draw:text-style-name="P1" draw:layer="layout" svg:width="0.317cm" svg:height="0.392cm" svg:x="59.464cm" svg:y="4.686cm" svg:viewBox="0 0 318 393" svg:d="M318 384h-59v-61h-2c-27 48-69 70-125 70-101 0-132-58-132-141v-252h63v260c0 47 30 77 78 77 77 0 114-51 114-120v-217h63z">
          <text:p/>
        </draw:path>
        <draw:path draw:style-name="gr1" draw:text-style-name="P1" draw:layer="layout" svg:width="0.204cm" svg:height="0.498cm" svg:x="59.835cm" svg:y="4.572cm" svg:viewBox="0 0 205 499" svg:d="M129 115h76v56h-76v238c0 30 8 34 47 34h29v56h-48c-65 0-91-14-91-84v-244h-66v-56h66v-115h63z">
          <text:p/>
        </draw:path>
        <draw:path draw:style-name="gr1" draw:text-style-name="P1" draw:layer="layout" svg:width="0.204cm" svg:height="0.498cm" svg:x="60.068cm" svg:y="4.572cm" svg:viewBox="0 0 205 499" svg:d="M129 115h76v56h-76v238c0 30 8 34 47 34h29v56h-48c-65 0-91-14-91-84v-244h-66v-56h66v-115h63z">
          <text:p/>
        </draw:path>
        <draw:path draw:style-name="gr1" draw:text-style-name="P1" draw:layer="layout" svg:width="0.063cm" svg:height="0.529cm" svg:x="60.346cm" svg:y="4.54cm" svg:viewBox="0 0 64 530" svg:d="M64 77h-64v-77h64zM0 146h64v384h-64z">
          <text:p/>
        </draw:path>
        <draw:path draw:style-name="gr1" draw:text-style-name="P1" draw:layer="layout" svg:width="0.317cm" svg:height="0.392cm" svg:x="60.507cm" svg:y="4.677cm" svg:viewBox="0 0 318 393" svg:d="M0 9h59v61h2c27-48 69-70 125-70 101 0 132 58 132 140v253h-63v-260c0-48-30-77-78-77-77 0-114 51-114 120v217h-63z">
          <text:p/>
        </draw:path>
        <draw:path draw:style-name="gr1" draw:text-style-name="P1" draw:layer="layout" svg:width="0.351cm" svg:height="0.547cm" svg:x="60.898cm" svg:y="4.677cm" svg:viewBox="0 0 352 548" svg:d="M352 360c0 125-56 188-178 188-72 0-155-29-159-112h63c2 45 59 62 100 62 82 0 115-59 115-145v-26h-2c-21 47-70 70-119 70-115 0-172-90-172-194 0-91 44-203 178-203 48 0 91 22 114 64h1v-55h59zM290 193c0-68-30-137-109-137-81 0-114 66-114 139 0 69 25 146 108 146 84 0 115-76 115-148z">
          <text:p/>
        </draw:path>
        <draw:polygon draw:style-name="gr1" draw:text-style-name="P1" draw:layer="layout" svg:width="0.063cm" svg:height="0.529cm" svg:x="61.553cm" svg:y="4.54cm" svg:viewBox="0 0 64 530" draw:points="0,0 64,0 64,530 0,530">
          <text:p/>
        </draw:polygon>
        <draw:path draw:style-name="gr1" draw:text-style-name="P1" draw:layer="layout" svg:width="0.063cm" svg:height="0.529cm" svg:x="61.718cm" svg:y="4.54cm" svg:viewBox="0 0 64 530" svg:d="M64 77h-64v-77h64zM0 146h64v384h-64z">
          <text:p/>
        </draw:path>
        <draw:path draw:style-name="gr1" draw:text-style-name="P1" draw:layer="layout" svg:width="0.317cm" svg:height="0.392cm" svg:x="61.879cm" svg:y="4.677cm" svg:viewBox="0 0 318 393" svg:d="M0 9h59v61h2c27-48 69-70 125-70 101 0 132 58 132 140v253h-63v-260c0-48-30-77-78-77-77 0-114 51-114 120v217h-63z">
          <text:p/>
        </draw:path>
        <draw:path draw:style-name="gr1" draw:text-style-name="P1" draw:layer="layout" svg:width="0.353cm" svg:height="0.401cm" svg:x="62.27cm" svg:y="4.677cm" svg:viewBox="0 0 354 402" svg:d="M348 271c-17 85-77 131-164 131-122 0-180-86-184-202 0-116 76-200 181-200 135 0 177 127 173 220h-287c-2 67 36 126 119 126 53 0 89-24 100-75zM287 164c-3-60-47-108-110-108-66 0-106 49-110 108z">
          <text:p/>
        </draw:path>
        <draw:path draw:style-name="gr1" draw:text-style-name="P1" draw:layer="layout" svg:width="0.325cm" svg:height="0.401cm" svg:x="62.664cm" svg:y="4.677cm" svg:viewBox="0 0 326 402" svg:d="M63 272c2 56 52 74 103 74 40 0 93-9 93-57 0-99-251-32-251-180 0-77 76-109 144-109 86 0 151 27 157 120h-63c-4-49-48-64-89-64-38 0-82 10-82 49 0 44 67 53 126 67 63 14 125 35 125 109 0 92-85 121-163 121-86 0-159-35-163-130z">
          <text:p/>
        </draw:path>
        <draw:polygon draw:style-name="gr1" draw:text-style-name="P1" draw:layer="layout" svg:width="0.082cm" svg:height="0.082cm" svg:x="63.073cm" svg:y="4.987cm" svg:viewBox="0 0 83 83" draw:points="0,0 83,0 83,83 0,83">
          <text:p/>
        </draw:polygon>
        <draw:path draw:style-name="gr1" draw:text-style-name="P1" draw:layer="layout" svg:width="0.063cm" svg:height="0.529cm" svg:x="58.302cm" svg:y="8.033cm" svg:viewBox="0 0 64 530" svg:d="M64 77h-64v-77h64zM0 146h64v384h-64z">
          <text:p/>
        </draw:path>
        <draw:polygon draw:style-name="gr1" draw:text-style-name="P1" draw:layer="layout" svg:width="0.35cm" svg:height="0.383cm" svg:x="58.426cm" svg:y="8.179cm" svg:viewBox="0 0 351 384" draw:points="210,384 143,384 0,0 71,0 178,320 180,320 285,0 351,0">
          <text:p/>
        </draw:polygon>
        <draw:path draw:style-name="gr1" draw:text-style-name="P1" draw:layer="layout" svg:width="0.353cm" svg:height="0.401cm" svg:x="58.812cm" svg:y="8.17cm" svg:viewBox="0 0 354 402" svg:d="M348 271c-17 85-77 131-164 131-122 0-180-86-184-202 0-116 76-200 180-200 136 0 178 127 174 220h-287c-2 67 36 126 119 126 53 0 89-24 100-75zM287 164c-3-60-47-108-110-108-66 0-106 49-110 108z">
          <text:p/>
        </draw:path>
        <draw:polygon draw:style-name="gr1" draw:text-style-name="P1" draw:layer="layout" svg:width="0.423cm" svg:height="0.529cm" svg:x="59.391cm" svg:y="8.033cm" svg:viewBox="0 0 424 530" draw:points="177,59 0,59 0,0 424,0 424,59 247,59 247,530 177,530">
          <text:p/>
        </draw:polygon>
        <draw:path draw:style-name="gr1" draw:text-style-name="P1" draw:layer="layout" svg:width="0.201cm" svg:height="0.392cm" svg:x="59.86cm" svg:y="8.17cm" svg:viewBox="0 0 202 393" svg:d="M0 9h60v81h1c31-62 73-92 141-90v67c-102 0-139 57-139 155v171h-63z">
          <text:p/>
        </draw:path>
        <draw:path draw:style-name="gr1" draw:text-style-name="P1" draw:layer="layout" svg:width="0.36cm" svg:height="0.401cm" svg:x="60.088cm" svg:y="8.17cm" svg:viewBox="0 0 361 402" svg:d="M361 391c-11 7-27 11-45 11-33 0-54-18-54-60-35 42-82 60-135 60-70 0-127-31-127-108 0-87 65-106 130-118 69-14 129-8 129-56 0-56-46-64-85-64-54 0-93 16-96 72h-63c4-95 76-128 163-128 69 0 144 16 144 105v198c0 30 0 43 20 43 6 0 12-1 19-4zM258 195c-49 36-191 0-191 95 0 41 36 56 74 56 83 0 117-51 117-87z">
          <text:p/>
        </draw:path>
        <draw:path draw:style-name="gr1" draw:text-style-name="P1" draw:layer="layout" svg:width="0.348cm" svg:height="0.401cm" svg:x="60.486cm" svg:y="8.17cm" svg:viewBox="0 0 349 402" svg:d="M282 132c-10-48-43-76-96-76-91 0-119 72-119 150 0 71 32 140 112 140 62 0 97-35 105-94h65c-14 95-72 150-169 150-118 0-180-81-180-196s59-206 181-206c88 0 156 41 166 132z">
          <text:p/>
        </draw:path>
        <draw:path draw:style-name="gr1" draw:text-style-name="P1" draw:layer="layout" svg:width="0.353cm" svg:height="0.401cm" svg:x="60.884cm" svg:y="8.17cm" svg:viewBox="0 0 354 402" svg:d="M348 271c-17 85-77 131-164 131-122 0-180-86-184-202 0-116 76-200 181-200 135 0 177 127 173 220h-287c-2 67 36 126 119 126 53 0 89-24 100-75zM287 164c-3-60-47-108-110-108-66 0-106 49-110 108z">
          <text:p/>
        </draw:path>
        <draw:polygon draw:style-name="gr1" draw:text-style-name="P1" draw:layer="layout" svg:width="0.376cm" svg:height="0.387cm" svg:x="61.495cm" svg:y="8.181cm" svg:viewBox="0 0 377 388" draw:points="0,337 316,194 0,51 0,0 377,171 377,217 0,388">
          <text:p/>
        </draw:polygon>
        <draw:path draw:style-name="gr1" draw:text-style-name="P1" draw:layer="layout" svg:width="0.416cm" svg:height="0.529cm" svg:x="62.169cm" svg:y="8.033cm" svg:viewBox="0 0 417 530" svg:d="M0 0h192c46 0 109 0 141 19 35 21 62 58 62 111 0 56-29 99-79 119v1c66 14 101 62 101 128 0 77-56 152-161 152h-256zM71 228h141c80 0 112-28 112-85 0-74-51-84-112-84h-141zM71 471h176c62 0 100-37 100-96 0-69-56-88-115-88h-161z">
          <text:p/>
        </draw:path>
        <draw:polygon draw:style-name="gr1" draw:text-style-name="P1" draw:layer="layout" svg:width="0.063cm" svg:height="0.529cm" svg:x="62.67cm" svg:y="8.033cm" svg:viewBox="0 0 64 530" draw:points="0,0 64,0 64,530 0,530">
          <text:p/>
        </draw:polygon>
        <draw:path draw:style-name="gr1" draw:text-style-name="P1" draw:layer="layout" svg:width="0.36cm" svg:height="0.401cm" svg:x="62.81cm" svg:y="8.17cm" svg:viewBox="0 0 361 402" svg:d="M361 391c-11 7-27 11-45 11-33 0-54-18-54-60-35 42-82 60-135 60-70 0-127-31-127-108 0-87 65-106 130-118 69-14 129-8 129-56 0-56-46-64-85-64-54 0-93 16-96 72h-63c4-95 76-128 163-128 69 0 144 16 144 105v198c0 30 0 43 20 43 6 0 12-1 19-4zM258 195c-49 36-191 0-191 95 0 41 35 56 74 56 83 0 117-51 117-87z">
          <text:p/>
        </draw:path>
        <draw:path draw:style-name="gr1" draw:text-style-name="P1" draw:layer="layout" svg:width="0.348cm" svg:height="0.401cm" svg:x="63.208cm" svg:y="8.17cm" svg:viewBox="0 0 349 402" svg:d="M282 132c-10-48-43-76-96-76-91 0-119 72-119 150 0 71 32 140 112 140 62 0 97-35 106-94h64c-14 95-72 150-169 150-118 0-180-81-180-196s59-206 181-206c88 0 156 41 166 132z">
          <text:p/>
        </draw:path>
        <draw:polygon draw:style-name="gr1" draw:text-style-name="P1" draw:layer="layout" svg:width="0.333cm" svg:height="0.529cm" svg:x="63.63cm" svg:y="8.033cm" svg:viewBox="0 0 334 530" draw:points="0,0 63,0 63,314 238,146 323,146 171,286 334,530 254,530 123,329 63,384 63,530 0,530">
          <text:p/>
        </draw:polygon>
        <draw:path draw:style-name="gr1" draw:text-style-name="P1" draw:layer="layout" svg:width="0.36cm" svg:height="0.401cm" svg:x="64.196cm" svg:y="8.17cm" svg:viewBox="0 0 361 402" svg:d="M361 391c-11 7-27 11-45 11-33 0-54-18-54-60-35 42-82 60-135 60-70 0-127-31-127-108 0-87 65-106 130-118 69-14 129-8 129-56 0-56-46-64-85-64-54 0-93 16-96 72h-63c4-95 76-128 163-128 69 0 144 16 144 105v198c0 30 0 43 20 43 6 0 12-1 19-4zM258 195c-49 36-191 0-191 95 0 41 35 56 74 56 83 0 117-51 117-87z">
          <text:p/>
        </draw:path>
        <draw:path draw:style-name="gr1" draw:text-style-name="P1" draw:layer="layout" svg:width="0.317cm" svg:height="0.392cm" svg:x="64.614cm" svg:y="8.17cm" svg:viewBox="0 0 318 393" svg:d="M0 9h59v61h2c27-48 69-70 125-70 101 0 132 58 132 140v253h-63v-260c0-48-30-77-78-77-77 0-114 51-114 120v217h-63z">
          <text:p/>
        </draw:path>
        <draw:path draw:style-name="gr1" draw:text-style-name="P1" draw:layer="layout" svg:width="0.363cm" svg:height="0.538cm" svg:x="65.006cm" svg:y="8.033cm" svg:viewBox="0 0 364 539" svg:d="M364 530h-63v-52h-2c-20 42-69 61-122 61-118 0-177-94-177-202s58-200 175-200c39 0 97 15 124 60h2v-197h63zM186 483c85 0 117-73 117-145 0-75-34-145-121-145-86 0-115 73-115 148 0 72 37 142 119 142z">
          <text:p/>
        </draw:path>
        <draw:polygon draw:style-name="gr1" draw:text-style-name="P1" draw:layer="layout" svg:width="0.668cm" svg:height="0.529cm" svg:x="65.633cm" svg:y="8.033cm" svg:viewBox="0 0 669 530" draw:points="527,530 454,530 333,85 332,85 209,530 136,530 0,0 72,0 176,441 177,441 296,0 372,0 490,441 491,441 599,0 669,0">
          <text:p/>
        </draw:polygon>
        <draw:path draw:style-name="gr1" draw:text-style-name="P1" draw:layer="layout" svg:width="0.317cm" svg:height="0.529cm" svg:x="66.358cm" svg:y="8.033cm" svg:viewBox="0 0 318 530" svg:d="M0 0h63v203h2c20-47 75-66 121-66 101 0 132 58 132 141v252h-63v-260c0-47-30-77-78-77-77 0-114 51-114 120v217h-63z">
          <text:p/>
        </draw:path>
        <draw:path draw:style-name="gr1" draw:text-style-name="P1" draw:layer="layout" svg:width="0.063cm" svg:height="0.529cm" svg:x="66.773cm" svg:y="8.033cm" svg:viewBox="0 0 64 530" svg:d="M64 77h-64v-77h64zM0 146h64v384h-64z">
          <text:p/>
        </draw:path>
        <draw:path draw:style-name="gr1" draw:text-style-name="P1" draw:layer="layout" svg:width="0.204cm" svg:height="0.498cm" svg:x="66.893cm" svg:y="8.064cm" svg:viewBox="0 0 205 499" svg:d="M129 115h76v56h-76v238c0 30 8 34 47 34h29v56h-48c-65 0-91-14-91-84v-244h-66v-56h66v-115h63z">
          <text:p/>
        </draw:path>
        <draw:path draw:style-name="gr1" draw:text-style-name="P1" draw:layer="layout" svg:width="0.353cm" svg:height="0.401cm" svg:x="67.147cm" svg:y="8.17cm" svg:viewBox="0 0 354 402" svg:d="M348 271c-17 85-77 131-164 131-122 0-180-86-184-202 0-116 76-200 180-200 136 0 178 127 174 220h-287c-2 67 36 126 119 126 53 0 89-24 100-75zM287 164c-3-60-47-108-110-108-66 0-106 49-110 108z">
          <text:p/>
        </draw:path>
        <draw:path draw:style-name="gr1" draw:text-style-name="P1" draw:layer="layout" svg:width="0.082cm" svg:height="0.191cm" svg:x="67.579cm" svg:y="8.033cm" svg:viewBox="0 0 83 192" svg:d="M0 0h83v83c0 58-25 109-82 109v-37c33 0 43-38 43-72h-44z">
          <text:p/>
        </draw:path>
        <draw:polygon draw:style-name="gr1" draw:text-style-name="P1" draw:layer="layout" svg:width="0.082cm" svg:height="0.082cm" svg:x="67.785cm" svg:y="8.48cm" svg:viewBox="0 0 83 83" draw:points="0,0 83,0 83,83 0,83">
          <text:p/>
        </draw:polygon>
        <draw:path draw:style-name="gr1" draw:text-style-name="P1" draw:layer="layout" svg:width="0.317cm" svg:height="0.392cm" svg:x="58.259cm" svg:y="9.334cm" svg:viewBox="0 0 318 393" svg:d="M0 9h59v61h2c27-48 69-70 125-70 101 0 132 58 132 140v253h-63v-260c0-48-30-77-78-77-77 0-114 51-114 120v217h-63z">
          <text:p/>
        </draw:path>
        <draw:path draw:style-name="gr1" draw:text-style-name="P1" draw:layer="layout" svg:width="0.353cm" svg:height="0.401cm" svg:x="58.65cm" svg:y="9.334cm" svg:viewBox="0 0 354 402" svg:d="M348 271c-17 85-77 131-164 131-122 0-180-86-184-202 0-116 76-200 181-200 135 0 177 127 173 220h-287c-2 67 36 126 119 126 53 0 89-24 100-75zM287 164c-3-60-47-108-110-108-66 0-106 49-110 108z">
          <text:p/>
        </draw:path>
        <draw:path draw:style-name="gr1" draw:text-style-name="P1" draw:layer="layout" svg:width="0.325cm" svg:height="0.401cm" svg:x="59.044cm" svg:y="9.334cm" svg:viewBox="0 0 326 402" svg:d="M63 272c2 56 52 74 103 74 40 0 93-9 93-57 0-99-251-32-251-180 0-77 76-109 144-109 86 0 151 27 157 120h-63c-4-49-48-64-89-64-38 0-82 10-82 49 0 44 67 53 126 67 63 14 125 35 125 109 0 92-85 121-163 121-86 0-159-35-163-130z">
          <text:p/>
        </draw:path>
        <draw:path draw:style-name="gr1" draw:text-style-name="P1" draw:layer="layout" svg:width="0.082cm" svg:height="0.191cm" svg:x="59.453cm" svg:y="9.197cm" svg:viewBox="0 0 83 192" svg:d="M0 0h83v83c0 58-25 109-82 109v-37c33 0 43-38 43-72h-44z">
          <text:p/>
        </draw:path>
        <draw:polygon draw:style-name="gr1" draw:text-style-name="P1" draw:layer="layout" svg:width="0.082cm" svg:height="0.082cm" svg:x="59.659cm" svg:y="9.644cm" svg:viewBox="0 0 83 83" draw:points="0,0 83,0 83,83 0,83">
          <text:p/>
        </draw:polygon>
        <draw:path draw:style-name="gr1" draw:text-style-name="P1" draw:layer="layout" svg:width="0.372cm" svg:height="0.401cm" svg:x="57.985cm" svg:y="10.498cm" svg:viewBox="0 0 373 402" svg:d="M186 0c122 0 187 88 187 201 0 112-65 201-187 201-121 0-186-89-186-201 0-113 65-201 186-201zM186 346c67 0 120-52 120-145s-53-145-120-145c-66 0-119 52-119 145s53 145 119 145z">
          <text:p/>
        </draw:path>
        <draw:polygon draw:style-name="gr1" draw:text-style-name="P1" draw:layer="layout" svg:width="0.063cm" svg:height="0.529cm" svg:x="58.434cm" svg:y="10.361cm" svg:viewBox="0 0 64 530" draw:points="0,0 64,0 64,530 0,530">
          <text:p/>
        </draw:polygon>
        <draw:polygon draw:style-name="gr1" draw:text-style-name="P1" draw:layer="layout" svg:width="0.082cm" svg:height="0.082cm" svg:x="58.609cm" svg:y="10.808cm" svg:viewBox="0 0 83 83" draw:points="0,0 83,0 83,83 0,83">
          <text:p/>
        </draw:polygon>
        <draw:path draw:style-name="gr1" draw:text-style-name="P1" draw:layer="layout" svg:width="0.36cm" svg:height="0.401cm" svg:x="58.136cm" svg:y="11.662cm" svg:viewBox="0 0 361 402" svg:d="M361 391c-11 7-27 11-45 11-33 0-54-18-54-60-35 42-82 60-135 60-70 0-127-31-127-108 0-87 65-106 130-118 69-14 129-8 129-56 0-56-46-64-85-64-54 0-93 16-96 72h-63c4-95 76-128 163-128 69 0 144 16 144 105v198c0 30 0 43 20 43 6 0 12-1 19-4zM258 195c-49 36-191 0-191 95 0 41 36 56 74 56 83 0 117-51 117-87z">
          <text:p/>
        </draw:path>
        <draw:path draw:style-name="gr1" draw:text-style-name="P1" draw:layer="layout" svg:width="0.317cm" svg:height="0.392cm" svg:x="58.555cm" svg:y="11.662cm" svg:viewBox="0 0 318 393" svg:d="M0 9h59v61h2c27-48 69-70 125-70 101 0 132 58 132 140v253h-63v-260c0-48-30-77-78-77-77 0-114 51-114 120v217h-63z">
          <text:p/>
        </draw:path>
        <draw:path draw:style-name="gr1" draw:text-style-name="P1" draw:layer="layout" svg:width="0.317cm" svg:height="0.392cm" svg:x="59.172cm" svg:y="11.671cm" svg:viewBox="0 0 318 393" svg:d="M318 384h-59v-61h-2c-27 48-69 70-125 70-101 0-132-58-132-141v-252h63v260c0 47 30 77 78 77 77 0 114-51 114-120v-217h63z">
          <text:p/>
        </draw:path>
        <draw:path draw:style-name="gr1" draw:text-style-name="P1" draw:layer="layout" svg:width="0.363cm" svg:height="0.538cm" svg:x="59.586cm" svg:y="11.662cm" svg:viewBox="0 0 364 539" svg:d="M0 9h63v52h2c20-42 69-61 122-61 118 0 177 94 177 202 0 109-58 199-175 199-39 0-97-14-124-60h-2v198h-63zM178 56c-85 0-117 73-117 144 0 75 34 146 121 146 86 0 115-74 115-149 0-72-37-141-119-141z">
          <text:p/>
        </draw:path>
        <draw:path draw:style-name="gr1" draw:text-style-name="P1" draw:layer="layout" svg:width="0.082cm" svg:height="0.191cm" svg:x="60.038cm" svg:y="11.525cm" svg:viewBox="0 0 83 192" svg:d="M0 0h83v83c0 58-25 109-82 109v-37c33 0 43-38 43-72h-44z">
          <text:p/>
        </draw:path>
        <draw:polygon draw:style-name="gr1" draw:text-style-name="P1" draw:layer="layout" svg:width="0.082cm" svg:height="0.082cm" svg:x="60.244cm" svg:y="11.972cm" svg:viewBox="0 0 83 83" draw:points="0,0 83,0 83,83 0,83">
          <text:p/>
        </draw:polygon>
        <draw:path draw:style-name="gr1" draw:text-style-name="P1" draw:layer="layout" svg:width="0.317cm" svg:height="0.529cm" svg:x="58.319cm" svg:y="12.69cm" svg:viewBox="0 0 318 530" svg:d="M0 0h63v203h2c20-47 75-66 121-66 101 0 132 58 132 141v252h-63v-260c0-47-30-77-78-77-77 0-114 51-114 120v217h-63z">
          <text:p/>
        </draw:path>
        <draw:path draw:style-name="gr1" draw:text-style-name="P1" draw:layer="layout" svg:width="0.063cm" svg:height="0.529cm" svg:x="58.735cm" svg:y="12.69cm" svg:viewBox="0 0 64 530" svg:d="M64 77h-64v-77h64zM0 146h64v384h-64z">
          <text:p/>
        </draw:path>
        <draw:path draw:style-name="gr1" draw:text-style-name="P1" draw:layer="layout" svg:width="0.204cm" svg:height="0.498cm" svg:x="58.855cm" svg:y="12.721cm" svg:viewBox="0 0 205 499" svg:d="M129 115h76v56h-76v238c0 30 8 34 47 34h29v56h-48c-65 0-91-14-91-84v-244h-66v-56h66v-115h63z">
          <text:p/>
        </draw:path>
        <draw:path draw:style-name="gr1" draw:text-style-name="P1" draw:layer="layout" svg:width="0.353cm" svg:height="0.401cm" svg:x="59.108cm" svg:y="12.827cm" svg:viewBox="0 0 354 402" svg:d="M348 271c-17 85-77 131-164 131-122 0-180-86-184-202 0-116 76-200 180-200 136 0 178 127 174 220h-287c-2 67 36 126 119 126 53 0 89-24 100-75zM287 164c-3-60-47-108-110-108-66 0-106 49-110 108z">
          <text:p/>
        </draw:path>
        <draw:path draw:style-name="gr1" draw:text-style-name="P1" draw:layer="layout" svg:width="0.363cm" svg:height="0.538cm" svg:x="59.735cm" svg:y="12.827cm" svg:viewBox="0 0 364 539" svg:d="M0 9h63v52h2c20-42 69-61 122-61 118 0 177 94 177 202 0 109-58 199-175 199-39 0-97-14-124-60h-2v198h-63zM178 56c-85 0-117 73-117 144 0 75 34 146 121 146 86 0 115-74 115-149 0-72-37-141-119-141z">
          <text:p/>
        </draw:path>
        <draw:path draw:style-name="gr1" draw:text-style-name="P1" draw:layer="layout" svg:width="0.353cm" svg:height="0.401cm" svg:x="60.151cm" svg:y="12.827cm" svg:viewBox="0 0 354 402" svg:d="M348 271c-17 85-77 131-164 131-122 0-180-86-184-202 0-116 76-200 181-200 135 0 177 127 173 220h-287c-2 67 36 126 119 126 53 0 89-24 100-75zM287 164c-3-60-47-108-110-108-66 0-106 49-110 108z">
          <text:p/>
        </draw:path>
        <draw:path draw:style-name="gr1" draw:text-style-name="P1" draw:layer="layout" svg:width="0.201cm" svg:height="0.392cm" svg:x="60.567cm" svg:y="12.827cm" svg:viewBox="0 0 202 393" svg:d="M0 9h60v81h1c31-62 73-92 141-90v67c-102 0-139 57-139 155v171h-63z">
          <text:p/>
        </draw:path>
        <draw:path draw:style-name="gr1" draw:text-style-name="P1" draw:layer="layout" svg:width="0.063cm" svg:height="0.529cm" svg:x="60.82cm" svg:y="12.69cm" svg:viewBox="0 0 64 530" svg:d="M64 77h-64v-77h64zM0 146h64v384h-64z">
          <text:p/>
        </draw:path>
        <draw:path draw:style-name="gr1" draw:text-style-name="P1" draw:layer="layout" svg:width="0.537cm" svg:height="0.392cm" svg:x="60.981cm" svg:y="12.827cm" svg:viewBox="0 0 538 393" svg:d="M0 9h59v56h2c29-43 70-65 124-65 47 0 90 18 105 65 26-41 71-65 120-65 77 0 128 32 128 111v282h-63v-252c0-47-13-85-74-85-62 0-101 38-101 98v239h-63v-252c0-50-15-85-72-85-74 0-102 68-102 98v239h-63z">
          <text:p/>
        </draw:path>
        <draw:path draw:style-name="gr1" draw:text-style-name="P1" draw:layer="layout" svg:width="0.353cm" svg:height="0.401cm" svg:x="61.592cm" svg:y="12.827cm" svg:viewBox="0 0 354 402" svg:d="M348 271c-17 85-77 131-164 131-122 0-180-86-184-202 0-116 76-200 180-200 136 0 178 127 174 220h-287c-2 67 36 126 119 126 53 0 89-24 100-75zM287 164c-3-60-47-108-110-108-66 0-106 49-110 108z">
          <text:p/>
        </draw:path>
        <draw:path draw:style-name="gr1" draw:text-style-name="P1" draw:layer="layout" svg:width="0.204cm" svg:height="0.498cm" svg:x="61.97cm" svg:y="12.721cm" svg:viewBox="0 0 205 499" svg:d="M129 115h76v56h-76v238c0 30 8 34 47 34h29v56h-48c-65 0-91-14-91-84v-244h-66v-56h66v-115h63z">
          <text:p/>
        </draw:path>
        <draw:path draw:style-name="gr1" draw:text-style-name="P1" draw:layer="layout" svg:width="0.353cm" svg:height="0.401cm" svg:x="62.223cm" svg:y="12.827cm" svg:viewBox="0 0 354 402" svg:d="M348 271c-17 85-77 131-164 131-122 0-180-86-184-202 0-116 76-200 180-200 136 0 178 127 174 220h-287c-2 67 36 126 119 126 53 0 89-24 100-75zM287 164c-3-60-47-108-110-108-66 0-106 49-110 108z">
          <text:p/>
        </draw:path>
        <draw:path draw:style-name="gr1" draw:text-style-name="P1" draw:layer="layout" svg:width="0.201cm" svg:height="0.392cm" svg:x="62.639cm" svg:y="12.827cm" svg:viewBox="0 0 202 393" svg:d="M0 9h60v81h1c31-62 73-92 141-90v67c-101 0-139 57-139 155v171h-63z">
          <text:p/>
        </draw:path>
        <draw:polygon draw:style-name="gr1" draw:text-style-name="P1" draw:layer="layout" svg:width="0.082cm" svg:height="0.082cm" svg:x="62.902cm" svg:y="13.136cm" svg:viewBox="0 0 83 83" draw:points="0,0 83,0 83,83 0,83">
          <text:p/>
        </draw:polygon>
        <draw:polyline draw:style-name="gr2" draw:text-style-name="P2" draw:layer="layout" svg:width="11.43cm" svg:height="7.62cm" svg:x="1.1cm" svg:y="30.68cm" svg:viewBox="0 0 11431 7621" draw:points="817,0 0,0 0,7621 11431,7621 11431,0 10616,1">
          <text:p/>
        </draw:polyline>
        <draw:polyline draw:style-name="gr2" draw:text-style-name="P2" draw:layer="layout" svg:width="12.63cm" svg:height="8.82cm" svg:x="0.5cm" svg:y="30.08cm" svg:viewBox="0 0 12631 8821" draw:points="11216,1 12431,0 12447,1 12462,3 12478,6 12493,10 12508,15 12522,22 12536,30 12549,38 12561,48 12573,59 12583,70 12593,83 12602,96 12609,109 12616,124 12621,138 12626,153 12629,169 12630,184 12631,200 12631,8621 12630,8637 12629,8652 12626,8668 12621,8683 12616,8698 12609,8712 12602,8726 12593,8739 12583,8751 12573,8763 12561,8773 12549,8783 12536,8792 12522,8799 12508,8806 12493,8811 12478,8816 12462,8819 12447,8821 12431,8821 200,8821 184,8821 169,8819 153,8816 138,8811 124,8806 109,8799 96,8792 82,8783 70,8773 59,8763 48,8751 38,8739 29,8726 22,8712 15,8698 10,8683 6,8668 3,8652 1,8637 0,8621 0,200 1,184 3,169 6,153 10,138 15,124 22,109 29,96 38,83 48,70 59,59 70,48 82,38 96,30 109,22 124,15 138,10 153,6 169,3 184,1 200,0 1417,0">
          <text:p/>
        </draw:polyline>
        <draw:polygon draw:style-name="gr2" draw:text-style-name="P2" draw:layer="layout" svg:width="0.355cm" svg:height="0.355cm" svg:x="12.653cm" svg:y="38.422cm" svg:viewBox="0 0 356 356" draw:points="123,9 73,34 34,73 9,123 0,178 9,233 34,283 73,322 123,347 178,356 233,347 283,322 322,283 347,233 356,178 347,123 322,73 283,34 233,9 178,0">
          <text:p/>
        </draw:polygon>
        <draw:polygon draw:style-name="gr2" draw:text-style-name="P2" draw:layer="layout" svg:width="0.355cm" svg:height="0.355cm" svg:x="6.638cm" svg:y="38.422cm" svg:viewBox="0 0 356 356" draw:points="123,9 73,34 34,73 9,123 0,178 9,233 34,283 73,322 123,347 178,356 233,347 283,322 322,283 347,233 356,178 347,123 322,73 283,34 233,9 178,0">
          <text:p/>
        </draw:polygon>
        <draw:polygon draw:style-name="gr2" draw:text-style-name="P2" draw:layer="layout" svg:width="0.355cm" svg:height="0.355cm" svg:x="0.622cm" svg:y="38.422cm" svg:viewBox="0 0 356 356" draw:points="123,9 73,34 34,73 9,123 0,178 9,233 34,283 73,322 123,347 178,356 233,347 283,322 322,283 347,233 356,178 347,123 322,73 283,34 233,9 178,0">
          <text:p/>
        </draw:polygon>
        <draw:polygon draw:style-name="gr2" draw:text-style-name="P2" draw:layer="layout" svg:width="0.355cm" svg:height="0.355cm" svg:x="12.653cm" svg:y="34.312cm" svg:viewBox="0 0 356 356" draw:points="123,9 73,34 34,73 9,123 0,178 9,233 34,283 73,322 123,347 178,356 233,347 283,322 322,283 347,233 356,178 347,123 322,73 283,34 233,9 178,0">
          <text:p/>
        </draw:polygon>
        <draw:polygon draw:style-name="gr2" draw:text-style-name="P2" draw:layer="layout" svg:width="0.355cm" svg:height="0.355cm" svg:x="0.622cm" svg:y="34.312cm" svg:viewBox="0 0 356 356" draw:points="123,9 73,34 34,73 9,123 0,178 9,233 34,283 73,322 123,347 178,356 233,347 283,322 322,283 347,233 356,178 347,123 322,73 283,34 233,9 178,0">
          <text:p/>
        </draw:polygon>
        <draw:polygon draw:style-name="gr2" draw:text-style-name="P2" draw:layer="layout" svg:width="0.355cm" svg:height="0.355cm" svg:x="12.653cm" svg:y="30.202cm" svg:viewBox="0 0 356 356" draw:points="123,9 73,34 34,73 9,123 0,178 9,233 34,283 73,322 123,347 178,356 233,347 283,322 322,283 347,233 356,178 347,123 322,73 283,34 233,9 178,0">
          <text:p/>
        </draw:polygon>
        <draw:polygon draw:style-name="gr2" draw:text-style-name="P2" draw:layer="layout" svg:width="0.355cm" svg:height="0.355cm" svg:x="0.622cm" svg:y="30.202cm" svg:viewBox="0 0 356 356" draw:points="123,9 73,34 34,73 9,123 0,178 9,233 34,283 73,322 123,347 178,356 233,347 283,322 322,283 347,233 356,178 347,123 322,73 283,34 233,9 178,0">
          <text:p/>
        </draw:polygon>
        <draw:polyline draw:style-name="gr2" draw:text-style-name="P2" draw:layer="layout" svg:width="8.82cm" svg:height="12.63cm" svg:x="1.917cm" svg:y="25.67cm" svg:viewBox="0 0 8821 12631" draw:points="200,12631 184,12631 169,12629 153,12626 138,12621 124,12616 109,12609 96,12602 83,12593 70,12583 59,12573 48,12561 38,12549 30,12536 22,12522 15,12508 10,12493 6,12478 3,12462 1,12447 0,12431 0,200 1,184 3,169 6,153 10,138 15,124 22,109 30,96 38,83 48,70 59,59 70,48 83,38 96,29 109,22 124,15 138,10 153,6 169,3 184,1 200,0 8621,0 8637,1 8652,3 8668,6 8683,10 8698,15 8712,22 8726,29 8739,38 8751,48 8763,59 8773,70 8783,83 8792,96 8799,109 8806,124 8811,138 8816,153 8819,169 8821,184 8821,200 8821,1415 8221,1415 8221,600 600,600 600,12031 8221,12031 8221,11216 8821,11216 8821,12431 8821,12447 8819,12462 8816,12478 8811,12493 8806,12508 8799,12522 8792,12536 8783,12549 8773,12561 8763,12573 8751,12583 8739,12593 8726,12602 8712,12609 8698,12616 8683,12621 8668,12626 8652,12629 8637,12631 8621,12631">
          <text:p/>
        </draw:polyline>
        <draw:polygon draw:style-name="gr2" draw:text-style-name="P2" draw:layer="layout" svg:width="0.355cm" svg:height="0.355cm" svg:x="2.039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2.039cm" svg:y="31.807cm" svg:viewBox="0 0 356 356" draw:points="347,123 322,73 283,34 233,9 178,0 123,9 73,34 34,73 9,123 0,178 9,233 34,283 73,322 123,347 178,356 233,347 283,322 322,283 347,233 356,178">
          <text:p/>
        </draw:polygon>
        <draw:polygon draw:style-name="gr2" draw:text-style-name="P2" draw:layer="layout" svg:width="0.355cm" svg:height="0.355cm" svg:x="2.039cm" svg:y="25.792cm" svg:viewBox="0 0 356 356" draw:points="347,123 322,73 283,34 233,9 178,0 123,9 73,34 34,73 9,123 0,178 9,233 34,283 73,322 123,347 178,356 233,347 283,322 322,283 347,233 356,178">
          <text:p/>
        </draw:polygon>
        <draw:polygon draw:style-name="gr2" draw:text-style-name="P2" draw:layer="layout" svg:width="0.355cm" svg:height="0.355cm" svg:x="6.149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6.149cm" svg:y="25.792cm" svg:viewBox="0 0 356 356" draw:points="347,123 322,73 283,34 233,9 178,0 123,9 73,34 34,73 9,123 0,178 9,233 34,283 73,322 123,347 178,356 233,347 283,322 322,283 347,233 356,178">
          <text:p/>
        </draw:polygon>
        <draw:polygon draw:style-name="gr2" draw:text-style-name="P2" draw:layer="layout" svg:width="0.355cm" svg:height="0.355cm" svg:x="10.259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10.259cm" svg:y="25.792cm" svg:viewBox="0 0 356 356" draw:points="347,123 322,73 283,34 233,9 178,0 123,9 73,34 34,73 9,123 0,178 9,233 34,283 73,322 123,347 178,356 233,347 283,322 322,283 347,233 356,178">
          <text:p/>
        </draw:polygon>
        <draw:polyline draw:style-name="gr2" draw:text-style-name="P2" draw:layer="layout" svg:width="11.43cm" svg:height="7.62cm" svg:x="1.1cm" svg:y="21.86cm" svg:viewBox="0 0 11431 7621" draw:points="10616,7621 11431,7621 11431,0 0,0 0,7621 815,7621">
          <text:p/>
        </draw:polyline>
        <draw:polygon draw:style-name="gr2" draw:text-style-name="P2" draw:layer="layout" svg:width="0.355cm" svg:height="0.355cm" svg:x="12.653cm" svg:y="21.382cm" svg:viewBox="0 0 356 356" draw:points="178,356 233,347 283,322 322,283 347,233 356,178 347,123 322,73 283,34 233,9 178,0 123,9 73,34 34,73 9,123 0,178 9,233 34,283 73,322 123,347">
          <text:p/>
        </draw:polygon>
        <draw:polygon draw:style-name="gr2" draw:text-style-name="P2" draw:layer="layout" svg:width="0.355cm" svg:height="0.355cm" svg:x="6.638cm" svg:y="21.382cm" svg:viewBox="0 0 356 356" draw:points="178,356 233,347 283,322 322,283 347,233 356,178 347,123 322,73 283,34 233,9 178,0 123,9 73,34 34,73 9,123 0,178 9,233 34,283 73,322 123,347">
          <text:p/>
        </draw:polygon>
        <draw:polygon draw:style-name="gr2" draw:text-style-name="P2" draw:layer="layout" svg:width="0.355cm" svg:height="0.355cm" svg:x="0.622cm" svg:y="21.382cm" svg:viewBox="0 0 356 356" draw:points="178,356 233,347 283,322 322,283 347,233 356,178 347,123 322,73 283,34 233,9 178,0 123,9 73,34 34,73 9,123 0,178 9,233 34,283 73,322 123,347">
          <text:p/>
        </draw:polygon>
        <draw:polygon draw:style-name="gr2" draw:text-style-name="P2" draw:layer="layout" svg:width="0.355cm" svg:height="0.355cm" svg:x="12.653cm" svg:y="25.492cm" svg:viewBox="0 0 356 356" draw:points="178,356 233,347 283,322 322,283 347,233 356,178 347,123 322,73 283,34 233,9 178,0 123,9 73,34 34,73 9,123 0,178 9,233 34,283 73,322 123,347">
          <text:p/>
        </draw:polygon>
        <draw:polygon draw:style-name="gr2" draw:text-style-name="P2" draw:layer="layout" svg:width="0.355cm" svg:height="0.355cm" svg:x="0.622cm" svg:y="25.492cm" svg:viewBox="0 0 356 356" draw:points="178,356 233,347 283,322 322,283 347,233 356,178 347,123 322,73 283,34 233,9 178,0 123,9 73,34 34,73 9,123 0,178 9,233 34,283 73,322 123,347">
          <text:p/>
        </draw:polygon>
        <draw:polygon draw:style-name="gr2" draw:text-style-name="P2" draw:layer="layout" svg:width="0.355cm" svg:height="0.355cm" svg:x="12.653cm" svg:y="29.602cm" svg:viewBox="0 0 356 356" draw:points="178,356 233,347 283,322 322,283 347,233 356,178 347,123 322,73 283,34 233,9 178,0 123,9 73,34 34,73 9,123 0,178 9,233 34,283 73,322 123,347">
          <text:p/>
        </draw:polygon>
        <draw:polygon draw:style-name="gr2" draw:text-style-name="P2" draw:layer="layout" svg:width="0.355cm" svg:height="0.355cm" svg:x="0.622cm" svg:y="29.602cm" svg:viewBox="0 0 356 356" draw:points="178,356 233,347 283,322 322,283 347,233 356,178 347,123 322,73 283,34 233,9 178,0 123,9 73,34 34,73 9,123 0,178 9,233 34,283 73,322 123,347">
          <text:p/>
        </draw:polygon>
        <draw:polyline draw:style-name="gr2" draw:text-style-name="P2" draw:layer="layout" svg:width="8.82cm" svg:height="12.63cm" svg:x="2.895cm" svg:y="21.861cm" svg:viewBox="0 0 8821 12631" draw:points="8621,0 8637,1 8652,3 8668,6 8683,10 8698,15 8712,22 8726,29 8739,38 8751,48 8763,59 8773,70 8783,82 8792,96 8799,109 8806,124 8811,138 8816,153 8819,169 8820,184 8821,200 8821,12431 8820,12447 8819,12462 8816,12478 8811,12493 8806,12508 8799,12522 8792,12536 8783,12549 8773,12561 8763,12573 8751,12583 8739,12593 8726,12602 8712,12609 8698,12616 8683,12621 8668,12626 8652,12629 8637,12630 8621,12631 200,12631 184,12630 169,12629 153,12626 138,12621 123,12616 109,12609 96,12602 82,12593 70,12583 59,12573 48,12561 38,12549 29,12536 22,12522 15,12508 10,12493 6,12478 2,12462 1,12447 0,12431 0,11216 600,11216 600,12031 8221,12031 8221,600 600,600 600,1415 0,1415 0,200 1,184 2,169 6,153 10,138 15,124 22,109 29,96 38,82 48,70 59,59 70,48 82,38 96,29 109,22 123,15 138,10 153,6 169,3 184,1 200,0">
          <text:p/>
        </draw:polyline>
        <draw:polygon draw:style-name="gr2" draw:text-style-name="P2" draw:layer="layout" svg:width="0.355cm" svg:height="0.355cm" svg:x="11.238cm" svg:y="34.014cm" svg:viewBox="0 0 356 356" draw:points="0,178 9,233 34,283 73,322 123,347 178,356 233,347 283,322 322,283 347,233 356,178 347,123 322,73 283,34 233,9 178,0 123,9 73,34 34,73 9,123">
          <text:p/>
        </draw:polygon>
        <draw:polygon draw:style-name="gr2" draw:text-style-name="P2" draw:layer="layout" svg:width="0.355cm" svg:height="0.355cm" svg:x="11.238cm" svg:y="27.999cm" svg:viewBox="0 0 356 356" draw:points="0,178 9,233 34,283 73,322 123,347 178,356 233,347 283,322 322,283 347,233 356,178 347,123 322,73 283,34 233,9 178,0 123,9 73,34 34,73 9,123">
          <text:p/>
        </draw:polygon>
        <draw:polygon draw:style-name="gr2" draw:text-style-name="P2" draw:layer="layout" svg:width="0.355cm" svg:height="0.355cm" svg:x="11.238cm" svg:y="21.984cm" svg:viewBox="0 0 356 356" draw:points="0,178 9,233 34,283 73,322 123,347 178,356 233,347 283,322 322,283 347,233 356,178 347,123 322,73 283,34 233,9 178,0 123,9 73,34 34,73 9,123">
          <text:p/>
        </draw:polygon>
        <draw:polygon draw:style-name="gr2" draw:text-style-name="P2" draw:layer="layout" svg:width="0.355cm" svg:height="0.355cm" svg:x="7.128cm" svg:y="34.014cm" svg:viewBox="0 0 356 356" draw:points="0,178 9,233 34,283 73,322 123,347 178,356 233,347 283,322 322,283 347,233 356,178 347,123 322,73 283,34 233,9 178,0 123,9 73,34 34,73 9,123">
          <text:p/>
        </draw:polygon>
        <draw:polygon draw:style-name="gr2" draw:text-style-name="P2" draw:layer="layout" svg:width="0.355cm" svg:height="0.355cm" svg:x="7.128cm" svg:y="21.984cm" svg:viewBox="0 0 356 356" draw:points="0,178 9,233 34,283 73,322 123,347 178,356 233,347 283,322 322,283 347,233 356,178 347,123 322,73 283,34 233,9 178,0 123,9 73,34 34,73 9,123">
          <text:p/>
        </draw:polygon>
        <draw:polygon draw:style-name="gr2" draw:text-style-name="P2" draw:layer="layout" svg:width="0.355cm" svg:height="0.355cm" svg:x="3.018cm" svg:y="34.014cm" svg:viewBox="0 0 356 356" draw:points="0,178 9,233 34,283 73,322 123,347 178,356 233,347 283,322 322,283 347,233 356,178 347,123 322,73 283,34 233,9 178,0 123,9 73,34 34,73 9,123">
          <text:p/>
        </draw:polygon>
        <draw:polygon draw:style-name="gr2" draw:text-style-name="P2" draw:layer="layout" svg:width="0.355cm" svg:height="0.355cm" svg:x="3.018cm" svg:y="21.984cm" svg:viewBox="0 0 356 356" draw:points="0,178 9,233 34,283 73,322 123,347 178,356 233,347 283,322 322,283 347,233 356,178 347,123 322,73 283,34 233,9 178,0 123,9 73,34 34,73 9,123">
          <text:p/>
        </draw:polygon>
        <draw:polyline draw:style-name="gr2" draw:text-style-name="P2" draw:layer="layout" svg:width="0.6cm" svg:height="3.645cm" svg:x="11.931cm" svg:y="34.655cm" svg:viewBox="0 0 601 3646" draw:points="601,0 0,0 0,3646">
          <text:p/>
        </draw:polyline>
        <draw:polygon draw:style-name="gr2" draw:text-style-name="P2" draw:layer="layout" svg:width="0.355cm" svg:height="0.355cm" svg:x="12.053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12.053cm" svg:y="34.776cm" svg:viewBox="0 0 356 356" draw:points="347,123 322,73 283,34 233,9 178,0 123,9 73,34 34,73 9,123 0,178 9,233 34,283 73,322 123,347 178,356 233,347 283,322 322,283 347,233 356,178">
          <text:p/>
        </draw:polygon>
        <draw:polyline draw:style-name="gr2" draw:text-style-name="P2" draw:layer="layout" svg:width="0.6cm" svg:height="3.645cm" svg:x="11.331cm" svg:y="34.655cm" svg:viewBox="0 0 601 3646" draw:points="601,0 0,0 0,3646">
          <text:p/>
        </draw:polyline>
        <draw:polygon draw:style-name="gr2" draw:text-style-name="P2" draw:layer="layout" svg:width="0.355cm" svg:height="0.355cm" svg:x="11.453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11.453cm" svg:y="34.776cm" svg:viewBox="0 0 356 356" draw:points="347,123 322,73 283,34 233,9 178,0 123,9 73,34 34,73 9,123 0,178 9,233 34,283 73,322 123,347 178,356 233,347 283,322 322,283 347,233 356,178">
          <text:p/>
        </draw:polygon>
        <draw:polyline draw:style-name="gr2" draw:text-style-name="P2" draw:layer="layout" svg:width="0.6cm" svg:height="3.645cm" svg:x="11.931cm" svg:y="31.01cm" svg:viewBox="0 0 601 3646" draw:points="601,0 0,0 0,3646">
          <text:p/>
        </draw:polyline>
        <draw:polygon draw:style-name="gr2" draw:text-style-name="P2" draw:layer="layout" svg:width="0.355cm" svg:height="0.355cm" svg:x="12.053cm" svg:y="34.178cm" svg:viewBox="0 0 356 356" draw:points="347,123 322,73 283,34 233,9 178,0 123,9 73,34 34,73 9,123 0,178 9,233 34,283 73,322 123,347 178,356 233,347 283,322 322,283 347,233 356,178">
          <text:p/>
        </draw:polygon>
        <draw:polygon draw:style-name="gr2" draw:text-style-name="P2" draw:layer="layout" svg:width="0.355cm" svg:height="0.355cm" svg:x="12.053cm" svg:y="31.131cm" svg:viewBox="0 0 356 356" draw:points="347,123 322,73 283,34 233,9 178,0 123,9 73,34 34,73 9,123 0,178 9,233 34,283 73,322 123,347 178,356 233,347 283,322 322,283 347,233 356,178">
          <text:p/>
        </draw:polygon>
        <draw:polyline draw:style-name="gr2" draw:text-style-name="P2" draw:layer="layout" svg:width="0.6cm" svg:height="3.645cm" svg:x="11.929cm" svg:y="25.834cm" svg:viewBox="0 0 601 3646" draw:points="601,0 0,0 0,3646">
          <text:p/>
        </draw:polyline>
        <draw:polygon draw:style-name="gr2" draw:text-style-name="P2" draw:layer="layout" svg:width="0.355cm" svg:height="0.355cm" svg:x="12.052cm" svg:y="29.002cm" svg:viewBox="0 0 356 356" draw:points="347,123 322,73 283,34 233,9 178,0 123,9 73,34 34,73 9,123 0,178 9,233 34,283 73,322 123,347 178,356 233,347 283,322 322,283 347,233 356,178">
          <text:p/>
        </draw:polygon>
        <draw:polygon draw:style-name="gr2" draw:text-style-name="P2" draw:layer="layout" svg:width="0.355cm" svg:height="0.355cm" svg:x="12.052cm" svg:y="25.955cm" svg:viewBox="0 0 356 356" draw:points="347,123 322,73 283,34 233,9 178,0 123,9 73,34 34,73 9,123 0,178 9,233 34,283 73,322 123,347 178,356 233,347 283,322 322,283 347,233 356,178">
          <text:p/>
        </draw:polygon>
        <draw:polyline draw:style-name="gr2" draw:text-style-name="P2" draw:layer="layout" svg:width="0.6cm" svg:height="3.645cm" svg:x="11.929cm" svg:y="22.189cm" svg:viewBox="0 0 601 3646" draw:points="601,0 0,0 0,3646">
          <text:p/>
        </draw:polyline>
        <draw:polygon draw:style-name="gr2" draw:text-style-name="P2" draw:layer="layout" svg:width="0.355cm" svg:height="0.355cm" svg:x="12.052cm" svg:y="25.357cm" svg:viewBox="0 0 356 356" draw:points="347,123 322,73 283,34 233,9 178,0 123,9 73,34 34,73 9,123 0,178 9,233 34,283 73,322 123,347 178,356 233,347 283,322 322,283 347,233 356,178">
          <text:p/>
        </draw:polygon>
        <draw:polygon draw:style-name="gr2" draw:text-style-name="P2" draw:layer="layout" svg:width="0.355cm" svg:height="0.355cm" svg:x="12.052cm" svg:y="22.31cm" svg:viewBox="0 0 356 356" draw:points="347,123 322,73 283,34 233,9 178,0 123,9 73,34 34,73 9,123 0,178 9,233 34,283 73,322 123,347 178,356 233,347 283,322 322,283 347,233 356,178">
          <text:p/>
        </draw:polygon>
        <draw:polyline draw:style-name="gr2" draw:text-style-name="P2" draw:layer="layout" svg:width="11.43cm" svg:height="7.62cm" svg:x="13.73cm" svg:y="30.68cm" svg:viewBox="0 0 11431 7621" draw:points="817,0 0,0 0,7621 11431,7621 11431,0 10616,1">
          <text:p/>
        </draw:polyline>
        <draw:polyline draw:style-name="gr2" draw:text-style-name="P2" draw:layer="layout" svg:width="1.417cm" svg:height="0.2cm" svg:x="13.13cm" svg:y="30.08cm" svg:viewBox="0 0 1418 201" draw:points="0,201 1,185 2,170 6,154 10,139 15,124 22,110 29,96 38,83 48,71 59,59 70,48 82,38 96,30 109,22 123,15 138,10 153,6 169,3 184,1 200,0 1418,0">
          <text:p/>
        </draw:polyline>
        <draw:polyline draw:style-name="gr2" draw:text-style-name="P2" draw:layer="layout" svg:width="12.63cm" svg:height="8.82cm" svg:x="13.13cm" svg:y="30.08cm" svg:viewBox="0 0 12631 8821" draw:points="11216,1 12431,0 12447,1 12462,2 12478,6 12493,10 12508,15 12522,22 12536,29 12549,38 12561,48 12573,58 12583,70 12593,82 12602,96 12609,109 12616,123 12621,138 12626,153 12629,169 12631,184 12631,200 12631,8621 12631,8637 12629,8652 12626,8668 12621,8683 12616,8698 12609,8712 12602,8726 12593,8739 12583,8751 12573,8763 12561,8773 12549,8783 12536,8792 12522,8799 12508,8806 12493,8811 12478,8816 12462,8819 12447,8820 12431,8821 200,8821 184,8820 169,8819 153,8816 138,8811 124,8806 109,8799 96,8792 83,8783 70,8773 59,8763 48,8751 38,8739 29,8726 22,8712 15,8698 10,8683 6,8668 3,8652 1,8637 0,8621">
          <text:p/>
        </draw:polyline>
        <draw:polygon draw:style-name="gr2" draw:text-style-name="P2" draw:layer="layout" svg:width="0.355cm" svg:height="0.355cm" svg:x="25.283cm" svg:y="38.422cm" svg:viewBox="0 0 356 356" draw:points="123,9 73,34 34,73 9,123 0,178 9,233 34,283 73,322 123,347 178,356 233,347 283,322 322,283 347,233 356,178 347,123 322,73 283,34 233,9 178,0">
          <text:p/>
        </draw:polygon>
        <draw:polygon draw:style-name="gr2" draw:text-style-name="P2" draw:layer="layout" svg:width="0.355cm" svg:height="0.355cm" svg:x="19.268cm" svg:y="38.422cm" svg:viewBox="0 0 356 356" draw:points="123,9 73,34 34,73 9,123 0,178 9,233 34,283 73,322 123,347 178,356 233,347 283,322 322,283 347,233 356,178 347,123 322,73 283,34 233,9 178,0">
          <text:p/>
        </draw:polygon>
        <draw:polygon draw:style-name="gr2" draw:text-style-name="P2" draw:layer="layout" svg:width="0.355cm" svg:height="0.355cm" svg:x="13.253cm" svg:y="38.422cm" svg:viewBox="0 0 356 356" draw:points="123,9 73,34 34,73 9,123 0,178 9,233 34,283 73,322 123,347 178,356 233,347 283,322 322,283 347,233 356,178 347,123 322,73 283,34 233,9 178,0">
          <text:p/>
        </draw:polygon>
        <draw:polygon draw:style-name="gr2" draw:text-style-name="P2" draw:layer="layout" svg:width="0.355cm" svg:height="0.355cm" svg:x="25.283cm" svg:y="34.312cm" svg:viewBox="0 0 356 356" draw:points="123,9 73,34 34,73 9,123 0,178 9,233 34,283 73,322 123,347 178,356 233,347 283,322 322,283 347,233 356,178 347,123 322,73 283,34 233,9 178,0">
          <text:p/>
        </draw:polygon>
        <draw:polygon draw:style-name="gr2" draw:text-style-name="P2" draw:layer="layout" svg:width="0.355cm" svg:height="0.355cm" svg:x="13.253cm" svg:y="34.312cm" svg:viewBox="0 0 356 356" draw:points="123,9 73,34 34,73 9,123 0,178 9,233 34,283 73,322 123,347 178,356 233,347 283,322 322,283 347,233 356,178 347,123 322,73 283,34 233,9 178,0">
          <text:p/>
        </draw:polygon>
        <draw:polygon draw:style-name="gr2" draw:text-style-name="P2" draw:layer="layout" svg:width="0.355cm" svg:height="0.355cm" svg:x="25.283cm" svg:y="30.202cm" svg:viewBox="0 0 356 356" draw:points="123,9 73,34 34,73 9,123 0,178 9,233 34,283 73,322 123,347 178,356 233,347 283,322 322,283 347,233 356,178 347,123 322,73 283,34 233,9 178,0">
          <text:p/>
        </draw:polygon>
        <draw:polygon draw:style-name="gr2" draw:text-style-name="P2" draw:layer="layout" svg:width="0.355cm" svg:height="0.355cm" svg:x="13.253cm" svg:y="30.202cm" svg:viewBox="0 0 356 356" draw:points="123,9 73,34 34,73 9,123 0,178 9,233 34,283 73,322 123,347 178,356 233,347 283,322 322,283 347,233 356,178 347,123 322,73 283,34 233,9 178,0">
          <text:p/>
        </draw:polygon>
        <draw:polyline draw:style-name="gr2" draw:text-style-name="P2" draw:layer="layout" svg:width="8.82cm" svg:height="12.63cm" svg:x="14.547cm" svg:y="25.67cm" svg:viewBox="0 0 8821 12631" draw:points="200,12631 184,12631 169,12629 153,12626 138,12621 123,12616 109,12609 96,12602 82,12593 70,12583 59,12573 48,12561 38,12549 29,12536 22,12522 15,12508 10,12493 6,12478 3,12462 1,12447 0,12431 0,200 1,184 3,169 6,153 10,138 15,124 22,109 29,96 38,83 48,70 59,59 70,48 82,38 96,29 109,22 123,15 138,10 153,6 169,3 184,1 200,0 8621,0 8637,1 8652,3 8668,6 8683,10 8698,15 8712,22 8726,29 8739,38 8751,48 8763,59 8773,70 8783,83 8792,96 8799,109 8806,124 8811,138 8816,153 8819,169 8820,184 8821,200 8821,1415 8221,1415 8221,600 600,600 600,12031 8221,12031 8221,11216 8821,11216 8821,12431 8820,12447 8819,12462 8816,12478 8811,12493 8806,12508 8799,12522 8792,12536 8783,12549 8773,12561 8763,12573 8751,12583 8739,12593 8726,12602 8712,12609 8698,12616 8683,12621 8668,12626 8652,12629 8637,12631 8621,12631">
          <text:p/>
        </draw:polyline>
        <draw:polygon draw:style-name="gr2" draw:text-style-name="P2" draw:layer="layout" svg:width="0.355cm" svg:height="0.355cm" svg:x="14.669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14.669cm" svg:y="31.807cm" svg:viewBox="0 0 356 356" draw:points="347,123 322,73 283,34 233,9 178,0 123,9 73,34 34,73 9,123 0,178 9,233 34,283 73,322 123,347 178,356 233,347 283,322 322,283 347,233 356,178">
          <text:p/>
        </draw:polygon>
        <draw:polygon draw:style-name="gr2" draw:text-style-name="P2" draw:layer="layout" svg:width="0.355cm" svg:height="0.355cm" svg:x="14.669cm" svg:y="25.792cm" svg:viewBox="0 0 356 356" draw:points="347,123 322,73 283,34 233,9 178,0 123,9 73,34 34,73 9,123 0,178 9,233 34,283 73,322 123,347 178,356 233,347 283,322 322,283 347,233 356,178">
          <text:p/>
        </draw:polygon>
        <draw:polygon draw:style-name="gr2" draw:text-style-name="P2" draw:layer="layout" svg:width="0.355cm" svg:height="0.355cm" svg:x="18.779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18.779cm" svg:y="25.792cm" svg:viewBox="0 0 356 356" draw:points="347,123 322,73 283,34 233,9 178,0 123,9 73,34 34,73 9,123 0,178 9,233 34,283 73,322 123,347 178,356 233,347 283,322 322,283 347,233 356,178">
          <text:p/>
        </draw:polygon>
        <draw:polygon draw:style-name="gr2" draw:text-style-name="P2" draw:layer="layout" svg:width="0.355cm" svg:height="0.355cm" svg:x="22.889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22.889cm" svg:y="25.792cm" svg:viewBox="0 0 356 356" draw:points="347,123 322,73 283,34 233,9 178,0 123,9 73,34 34,73 9,123 0,178 9,233 34,283 73,322 123,347 178,356 233,347 283,322 322,283 347,233 356,178">
          <text:p/>
        </draw:polygon>
        <draw:polyline draw:style-name="gr2" draw:text-style-name="P2" draw:layer="layout" svg:width="11.43cm" svg:height="7.62cm" svg:x="13.73cm" svg:y="21.86cm" svg:viewBox="0 0 11431 7621" draw:points="10616,7621 11431,7621 11431,0 0,0 0,7621 815,7621">
          <text:p/>
        </draw:polyline>
        <draw:polyline draw:style-name="gr2" draw:text-style-name="P2" draw:layer="layout" svg:width="12.63cm" svg:height="8.82cm" svg:x="13.13cm" svg:y="21.26cm" svg:viewBox="0 0 12631 8821" draw:points="0,200 1,184 3,169 6,153 10,138 15,124 22,109 29,96 38,83 48,70 59,59 70,48 83,38 96,30 109,22 124,15 138,10 153,6 169,3 184,1 200,0 12431,0 12447,1 12462,3 12478,6 12493,10 12508,15 12522,22 12536,30 12549,38 12561,48 12573,59 12583,70 12593,83 12602,96 12609,109 12616,124 12621,138 12626,153 12629,169 12631,184 12631,200 12631,8621 12631,8637 12629,8652 12626,8668 12621,8683 12616,8698 12609,8712 12602,8726 12593,8739 12583,8751 12573,8763 12561,8773 12549,8783 12536,8792 12522,8799 12508,8806 12493,8811 12478,8816 12462,8819 12447,8821 12431,8821">
          <text:p/>
        </draw:polyline>
        <draw:polyline draw:style-name="gr2" draw:text-style-name="P2" draw:layer="layout" svg:width="0.2cm" svg:height="0.2cm" svg:x="13.13cm" svg:y="29.88cm" svg:viewBox="0 0 201 201" draw:points="201,201 185,200 170,199 154,195 139,191 124,186 110,179 96,171 83,163 70,153 59,142 48,131 38,118 30,105 22,91 15,77 10,62 6,47 2,31 1,16 0,0">
          <text:p/>
        </draw:polyline>
        <draw:polygon draw:style-name="gr2" draw:text-style-name="P2" draw:layer="layout" svg:width="0.355cm" svg:height="0.355cm" svg:x="25.283cm" svg:y="21.382cm" svg:viewBox="0 0 356 356" draw:points="178,356 233,347 283,322 322,283 347,233 356,178 347,123 322,73 283,34 233,9 178,0 123,9 73,34 34,73 9,123 0,178 9,233 34,283 73,322 123,347">
          <text:p/>
        </draw:polygon>
        <draw:polygon draw:style-name="gr2" draw:text-style-name="P2" draw:layer="layout" svg:width="0.355cm" svg:height="0.355cm" svg:x="19.268cm" svg:y="21.382cm" svg:viewBox="0 0 356 356" draw:points="178,356 233,347 283,322 322,283 347,233 356,178 347,123 322,73 283,34 233,9 178,0 123,9 73,34 34,73 9,123 0,178 9,233 34,283 73,322 123,347">
          <text:p/>
        </draw:polygon>
        <draw:polygon draw:style-name="gr2" draw:text-style-name="P2" draw:layer="layout" svg:width="0.355cm" svg:height="0.355cm" svg:x="13.253cm" svg:y="21.382cm" svg:viewBox="0 0 356 356" draw:points="178,356 233,347 283,322 322,283 347,233 356,178 347,123 322,73 283,34 233,9 178,0 123,9 73,34 34,73 9,123 0,178 9,233 34,283 73,322 123,347">
          <text:p/>
        </draw:polygon>
        <draw:polygon draw:style-name="gr2" draw:text-style-name="P2" draw:layer="layout" svg:width="0.355cm" svg:height="0.355cm" svg:x="25.283cm" svg:y="25.492cm" svg:viewBox="0 0 356 356" draw:points="178,356 233,347 283,322 322,283 347,233 356,178 347,123 322,73 283,34 233,9 178,0 123,9 73,34 34,73 9,123 0,178 9,233 34,283 73,322 123,347">
          <text:p/>
        </draw:polygon>
        <draw:polygon draw:style-name="gr2" draw:text-style-name="P2" draw:layer="layout" svg:width="0.355cm" svg:height="0.355cm" svg:x="13.253cm" svg:y="25.492cm" svg:viewBox="0 0 356 356" draw:points="178,356 233,347 283,322 322,283 347,233 356,178 347,123 322,73 283,34 233,9 178,0 123,9 73,34 34,73 9,123 0,178 9,233 34,283 73,322 123,347">
          <text:p/>
        </draw:polygon>
        <draw:polygon draw:style-name="gr2" draw:text-style-name="P2" draw:layer="layout" svg:width="0.355cm" svg:height="0.355cm" svg:x="25.283cm" svg:y="29.602cm" svg:viewBox="0 0 356 356" draw:points="178,356 233,347 283,322 322,283 347,233 356,178 347,123 322,73 283,34 233,9 178,0 123,9 73,34 34,73 9,123 0,178 9,233 34,283 73,322 123,347">
          <text:p/>
        </draw:polygon>
        <draw:polygon draw:style-name="gr2" draw:text-style-name="P2" draw:layer="layout" svg:width="0.355cm" svg:height="0.355cm" svg:x="13.253cm" svg:y="29.602cm" svg:viewBox="0 0 356 356" draw:points="178,356 233,347 283,322 322,283 347,233 356,178 347,123 322,73 283,34 233,9 178,0 123,9 73,34 34,73 9,123 0,178 9,233 34,283 73,322 123,347">
          <text:p/>
        </draw:polygon>
        <draw:polyline draw:style-name="gr2" draw:text-style-name="P2" draw:layer="layout" svg:width="8.82cm" svg:height="12.63cm" svg:x="15.525cm" svg:y="21.861cm" svg:viewBox="0 0 8821 12631" draw:points="8621,0 8637,1 8652,3 8668,6 8683,10 8698,15 8712,22 8726,29 8739,38 8751,48 8763,59 8773,70 8783,82 8792,96 8799,109 8806,123 8811,138 8816,153 8819,169 8821,184 8821,200 8821,12431 8821,12447 8819,12462 8816,12478 8811,12493 8806,12508 8799,12522 8792,12536 8783,12549 8773,12561 8763,12573 8751,12583 8739,12593 8726,12602 8712,12609 8698,12616 8683,12621 8668,12626 8652,12629 8637,12630 8621,12631 200,12631 184,12630 169,12629 153,12626 138,12621 124,12616 109,12609 96,12602 83,12593 70,12583 59,12573 48,12561 38,12549 29,12536 22,12522 15,12508 10,12493 6,12478 3,12462 1,12447 0,12431 0,11216 600,11216 600,12031 8221,12031 8221,600 600,600 600,1415 0,1415 0,200 1,184 3,169 6,153 10,138 15,123 22,109 29,96 38,82 48,70 59,59 70,48 83,38 96,29 109,22 124,15 138,10 153,6 169,3 184,1 200,0">
          <text:p/>
        </draw:polyline>
        <draw:polygon draw:style-name="gr2" draw:text-style-name="P2" draw:layer="layout" svg:width="0.355cm" svg:height="0.355cm" svg:x="23.868cm" svg:y="34.014cm" svg:viewBox="0 0 356 356" draw:points="0,178 9,233 34,283 73,322 123,347 178,356 233,347 283,322 322,283 347,233 356,178 347,123 322,73 283,34 233,9 178,0 123,9 73,34 34,73 9,123">
          <text:p/>
        </draw:polygon>
        <draw:polygon draw:style-name="gr2" draw:text-style-name="P2" draw:layer="layout" svg:width="0.355cm" svg:height="0.355cm" svg:x="23.868cm" svg:y="27.999cm" svg:viewBox="0 0 356 356" draw:points="0,178 9,233 34,283 73,322 123,347 178,356 233,347 283,322 322,283 347,233 356,178 347,123 322,73 283,34 233,9 178,0 123,9 73,34 34,73 9,123">
          <text:p/>
        </draw:polygon>
        <draw:polygon draw:style-name="gr2" draw:text-style-name="P2" draw:layer="layout" svg:width="0.355cm" svg:height="0.355cm" svg:x="23.868cm" svg:y="21.984cm" svg:viewBox="0 0 356 356" draw:points="0,178 9,233 34,283 73,322 123,347 178,356 233,347 283,322 322,283 347,233 356,178 347,123 322,73 283,34 233,9 178,0 123,9 73,34 34,73 9,123">
          <text:p/>
        </draw:polygon>
        <draw:polygon draw:style-name="gr2" draw:text-style-name="P2" draw:layer="layout" svg:width="0.355cm" svg:height="0.355cm" svg:x="19.758cm" svg:y="34.014cm" svg:viewBox="0 0 356 356" draw:points="0,178 9,233 34,283 73,322 123,347 178,356 233,347 283,322 322,283 347,233 356,178 347,123 322,73 283,34 233,9 178,0 123,9 73,34 34,73 9,123">
          <text:p/>
        </draw:polygon>
        <draw:polygon draw:style-name="gr2" draw:text-style-name="P2" draw:layer="layout" svg:width="0.355cm" svg:height="0.355cm" svg:x="19.758cm" svg:y="21.984cm" svg:viewBox="0 0 356 356" draw:points="0,178 9,233 34,283 73,322 123,347 178,356 233,347 283,322 322,283 347,233 356,178 347,123 322,73 283,34 233,9 178,0 123,9 73,34 34,73 9,123">
          <text:p/>
        </draw:polygon>
        <draw:polygon draw:style-name="gr2" draw:text-style-name="P2" draw:layer="layout" svg:width="0.355cm" svg:height="0.355cm" svg:x="15.648cm" svg:y="34.014cm" svg:viewBox="0 0 356 356" draw:points="0,178 9,233 34,283 73,322 123,347 178,356 233,347 283,322 322,283 347,233 356,178 347,123 322,73 283,34 233,9 178,0 123,9 73,34 34,73 9,123">
          <text:p/>
        </draw:polygon>
        <draw:polygon draw:style-name="gr2" draw:text-style-name="P2" draw:layer="layout" svg:width="0.355cm" svg:height="0.355cm" svg:x="15.648cm" svg:y="21.984cm" svg:viewBox="0 0 356 356" draw:points="0,178 9,233 34,283 73,322 123,347 178,356 233,347 283,322 322,283 347,233 356,178 347,123 322,73 283,34 233,9 178,0 123,9 73,34 34,73 9,123">
          <text:p/>
        </draw:polygon>
        <draw:polyline draw:style-name="gr2" draw:text-style-name="P2" draw:layer="layout" svg:width="0.6cm" svg:height="3.645cm" svg:x="24.561cm" svg:y="34.655cm" svg:viewBox="0 0 601 3646" draw:points="601,0 0,0 0,3646">
          <text:p/>
        </draw:polyline>
        <draw:polygon draw:style-name="gr2" draw:text-style-name="P2" draw:layer="layout" svg:width="0.355cm" svg:height="0.355cm" svg:x="24.684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24.684cm" svg:y="34.776cm" svg:viewBox="0 0 356 356" draw:points="347,123 322,73 283,34 233,9 178,0 123,9 73,34 34,73 9,123 0,178 9,233 34,283 73,322 123,347 178,356 233,347 283,322 322,283 347,233 356,178">
          <text:p/>
        </draw:polygon>
        <draw:polyline draw:style-name="gr2" draw:text-style-name="P2" draw:layer="layout" svg:width="0.6cm" svg:height="3.645cm" svg:x="23.961cm" svg:y="34.655cm" svg:viewBox="0 0 601 3646" draw:points="601,0 0,0 0,3646">
          <text:p/>
        </draw:polyline>
        <draw:polygon draw:style-name="gr2" draw:text-style-name="P2" draw:layer="layout" svg:width="0.355cm" svg:height="0.355cm" svg:x="24.084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24.084cm" svg:y="34.776cm" svg:viewBox="0 0 356 356" draw:points="347,123 322,73 283,34 233,9 178,0 123,9 73,34 34,73 9,123 0,178 9,233 34,283 73,322 123,347 178,356 233,347 283,322 322,283 347,233 356,178">
          <text:p/>
        </draw:polygon>
        <draw:polyline draw:style-name="gr2" draw:text-style-name="P2" draw:layer="layout" svg:width="0.6cm" svg:height="3.645cm" svg:x="24.561cm" svg:y="31.01cm" svg:viewBox="0 0 601 3646" draw:points="601,0 0,0 0,3646">
          <text:p/>
        </draw:polyline>
        <draw:polygon draw:style-name="gr2" draw:text-style-name="P2" draw:layer="layout" svg:width="0.355cm" svg:height="0.355cm" svg:x="24.684cm" svg:y="34.178cm" svg:viewBox="0 0 356 356" draw:points="347,123 322,73 283,34 233,9 178,0 123,9 73,34 34,73 9,123 0,178 9,233 34,283 73,322 123,347 178,356 233,347 283,322 322,283 347,233 356,178">
          <text:p/>
        </draw:polygon>
        <draw:polygon draw:style-name="gr2" draw:text-style-name="P2" draw:layer="layout" svg:width="0.355cm" svg:height="0.355cm" svg:x="24.684cm" svg:y="31.131cm" svg:viewBox="0 0 356 356" draw:points="347,123 322,73 283,34 233,9 178,0 123,9 73,34 34,73 9,123 0,178 9,233 34,283 73,322 123,347 178,356 233,347 283,322 322,283 347,233 356,178">
          <text:p/>
        </draw:polygon>
        <draw:polyline draw:style-name="gr2" draw:text-style-name="P2" draw:layer="layout" svg:width="0.6cm" svg:height="3.645cm" svg:x="24.56cm" svg:y="25.834cm" svg:viewBox="0 0 601 3646" draw:points="601,0 0,0 0,3646">
          <text:p/>
        </draw:polyline>
        <draw:polygon draw:style-name="gr2" draw:text-style-name="P2" draw:layer="layout" svg:width="0.355cm" svg:height="0.355cm" svg:x="24.682cm" svg:y="29.002cm" svg:viewBox="0 0 356 356" draw:points="347,123 322,73 283,34 233,9 178,0 123,9 73,34 34,73 9,123 0,178 9,233 34,283 73,322 123,347 178,356 233,347 283,322 322,283 347,233 356,178">
          <text:p/>
        </draw:polygon>
        <draw:polygon draw:style-name="gr2" draw:text-style-name="P2" draw:layer="layout" svg:width="0.355cm" svg:height="0.355cm" svg:x="24.682cm" svg:y="25.955cm" svg:viewBox="0 0 356 356" draw:points="347,123 322,73 283,34 233,9 178,0 123,9 73,34 34,73 9,123 0,178 9,233 34,283 73,322 123,347 178,356 233,347 283,322 322,283 347,233 356,178">
          <text:p/>
        </draw:polygon>
        <draw:polyline draw:style-name="gr2" draw:text-style-name="P2" draw:layer="layout" svg:width="0.6cm" svg:height="3.645cm" svg:x="24.56cm" svg:y="22.189cm" svg:viewBox="0 0 601 3646" draw:points="601,0 0,0 0,3646">
          <text:p/>
        </draw:polyline>
        <draw:polygon draw:style-name="gr2" draw:text-style-name="P2" draw:layer="layout" svg:width="0.355cm" svg:height="0.355cm" svg:x="24.682cm" svg:y="25.357cm" svg:viewBox="0 0 356 356" draw:points="347,123 322,73 283,34 233,9 178,0 123,9 73,34 34,73 9,123 0,178 9,233 34,283 73,322 123,347 178,356 233,347 283,322 322,283 347,233 356,178">
          <text:p/>
        </draw:polygon>
        <draw:polygon draw:style-name="gr2" draw:text-style-name="P2" draw:layer="layout" svg:width="0.355cm" svg:height="0.355cm" svg:x="24.682cm" svg:y="22.31cm" svg:viewBox="0 0 356 356" draw:points="347,123 322,73 283,34 233,9 178,0 123,9 73,34 34,73 9,123 0,178 9,233 34,283 73,322 123,347 178,356 233,347 283,322 322,283 347,233 356,178">
          <text:p/>
        </draw:polygon>
        <draw:polygon draw:style-name="gr2" draw:text-style-name="P2" draw:layer="layout" svg:width="0.21cm" svg:height="0.21cm" svg:x="13.225cm" svg:y="11.974cm" svg:viewBox="0 0 211 211" draw:points="73,5 43,20 20,43 5,73 0,106 5,138 20,168 43,191 73,206 105,211 138,206 168,191 191,168 206,138 211,106 206,73 191,43 168,20 138,5 105,0">
          <text:p/>
        </draw:polygon>
        <draw:polygon draw:style-name="gr2" draw:text-style-name="P2" draw:layer="layout" svg:width="0.21cm" svg:height="0.21cm" svg:x="7.21cm" svg:y="11.974cm" svg:viewBox="0 0 211 211" draw:points="73,5 44,20 20,43 5,73 0,106 5,138 20,168 44,191 73,206 106,211 138,206 167,191 191,168 206,138 211,106 206,73 191,43 167,20 138,5 106,0">
          <text:p/>
        </draw:polygon>
        <draw:polygon draw:style-name="gr2" draw:text-style-name="P2" draw:layer="layout" svg:width="0.205cm" svg:height="0.21cm" svg:x="1.2cm" svg:y="11.974cm" svg:viewBox="0 0 206 211" draw:points="71,5 43,20 20,43 5,73 0,106 5,138 20,168 43,191 71,206 103,211 135,206 164,191 186,168 201,138 206,106 201,73 186,43 164,20 135,5 103,0">
          <text:p/>
        </draw:polygon>
        <draw:polygon draw:style-name="gr2" draw:text-style-name="P2" draw:layer="layout" svg:width="1.56cm" svg:height="1.4cm" svg:x="3.672cm" svg:y="8.526cm" svg:viewBox="0 0 1561 1401" draw:points="80,0 80,60 0,60 0,1341 80,1341 80,1401 1481,1401 1481,1341 1561,1341 1561,60 1481,60 1481,0">
          <text:p/>
        </draw:polygon>
        <draw:polygon draw:style-name="gr2" draw:text-style-name="P2" draw:layer="layout" svg:width="1.56cm" svg:height="1.4cm" svg:x="5.578cm" svg:y="8.526cm" svg:viewBox="0 0 1561 1401" draw:points="80,0 80,60 0,60 0,1341 80,1341 80,1401 1481,1401 1481,1341 1561,1341 1561,60 1481,60 1481,0">
          <text:p/>
        </draw:polygon>
        <draw:polygon draw:style-name="gr2" draw:text-style-name="P2" draw:layer="layout" svg:width="1.56cm" svg:height="1.4cm" svg:x="7.483cm" svg:y="8.526cm" svg:viewBox="0 0 1561 1401" draw:points="80,0 80,60 0,60 0,1341 80,1341 80,1401 1481,1401 1481,1341 1561,1341 1561,60 1481,60 1481,0">
          <text:p/>
        </draw:polygon>
        <draw:polygon draw:style-name="gr2" draw:text-style-name="P2" draw:layer="layout" svg:width="1.56cm" svg:height="1.4cm" svg:x="9.388cm" svg:y="8.526cm" svg:viewBox="0 0 1561 1401" draw:points="80,0 80,60 0,60 0,1341 80,1341 80,1401 1481,1401 1481,1341 1561,1341 1561,60 1481,60 1481,0">
          <text:p/>
        </draw:polygon>
        <draw:polygon draw:style-name="gr2" draw:text-style-name="P2" draw:layer="layout" svg:width="1.56cm" svg:height="1.4cm" svg:x="11.293cm" svg:y="8.526cm" svg:viewBox="0 0 1561 1401" draw:points="80,0 80,60 0,60 0,1341 80,1341 80,1401 1481,1401 1481,1341 1561,1341 1561,60 1481,60 1481,0">
          <text:p/>
        </draw:polygon>
        <draw:polygon draw:style-name="gr2" draw:text-style-name="P2" draw:layer="layout" svg:width="1.56cm" svg:height="1.4cm" svg:x="13.198cm" svg:y="8.526cm" svg:viewBox="0 0 1561 1401" draw:points="80,0 80,60 0,60 0,1341 80,1341 80,1401 1481,1401 1481,1341 1561,1341 1561,60 1481,60 1481,0">
          <text:p/>
        </draw:polygon>
        <draw:polygon draw:style-name="gr2" draw:text-style-name="P2" draw:layer="layout" svg:width="1.56cm" svg:height="1.4cm" svg:x="3.672cm" svg:y="6.621cm" svg:viewBox="0 0 1561 1401" draw:points="80,0 80,60 0,60 0,1341 80,1341 80,1401 1481,1401 1481,1341 1561,1341 1561,60 1481,60 1481,0">
          <text:p/>
        </draw:polygon>
        <draw:polygon draw:style-name="gr2" draw:text-style-name="P2" draw:layer="layout" svg:width="1.56cm" svg:height="1.4cm" svg:x="5.578cm" svg:y="6.621cm" svg:viewBox="0 0 1561 1401" draw:points="80,0 80,60 0,60 0,1341 80,1341 80,1401 1481,1401 1481,1341 1561,1341 1561,60 1481,60 1481,0">
          <text:p/>
        </draw:polygon>
        <draw:polygon draw:style-name="gr2" draw:text-style-name="P2" draw:layer="layout" svg:width="1.56cm" svg:height="1.4cm" svg:x="7.483cm" svg:y="6.621cm" svg:viewBox="0 0 1561 1401" draw:points="80,0 80,60 0,60 0,1341 80,1341 80,1401 1481,1401 1481,1341 1561,1341 1561,60 1481,60 1481,0">
          <text:p/>
        </draw:polygon>
        <draw:polygon draw:style-name="gr2" draw:text-style-name="P2" draw:layer="layout" svg:width="1.56cm" svg:height="1.4cm" svg:x="9.388cm" svg:y="6.621cm" svg:viewBox="0 0 1561 1401" draw:points="80,0 80,60 0,60 0,1341 80,1341 80,1401 1481,1401 1481,1341 1561,1341 1561,60 1481,60 1481,0">
          <text:p/>
        </draw:polygon>
        <draw:polygon draw:style-name="gr2" draw:text-style-name="P2" draw:layer="layout" svg:width="1.56cm" svg:height="1.4cm" svg:x="11.293cm" svg:y="6.621cm" svg:viewBox="0 0 1561 1401" draw:points="80,0 80,60 0,60 0,1341 80,1341 80,1401 1481,1401 1481,1341 1561,1341 1561,60 1481,60 1481,0">
          <text:p/>
        </draw:polygon>
        <draw:polygon draw:style-name="gr2" draw:text-style-name="P2" draw:layer="layout" svg:width="1.56cm" svg:height="1.4cm" svg:x="13.198cm" svg:y="6.621cm" svg:viewBox="0 0 1561 1401" draw:points="80,0 80,60 0,60 0,1341 80,1341 80,1401 1481,1401 1481,1341 1561,1341 1561,60 1481,60 1481,0">
          <text:p/>
        </draw:polygon>
        <draw:polygon draw:style-name="gr2" draw:text-style-name="P2" draw:layer="layout" svg:width="0.21cm" svg:height="0.21cm" svg:x="15.125cm" svg:y="6.263cm" svg:viewBox="0 0 211 211" draw:points="73,5 43,20 20,44 5,73 0,106 5,138 20,168 43,191 73,206 105,211 138,206 168,191 191,168 206,138 211,106 206,73 191,44 168,20 138,5 105,0">
          <text:p/>
        </draw:polygon>
        <draw:polygon draw:style-name="gr2" draw:text-style-name="P2" draw:layer="layout" svg:width="0.21cm" svg:height="0.21cm" svg:x="3.095cm" svg:y="6.263cm" svg:viewBox="0 0 211 211" draw:points="73,5 44,20 20,44 5,73 0,106 5,138 20,168 44,191 73,206 106,211 138,206 168,191 191,168 206,138 211,106 206,73 191,44 168,20 138,5 106,0">
          <text:p/>
        </draw:polygon>
        <draw:polygon draw:style-name="gr2" draw:text-style-name="P2" draw:layer="layout" svg:width="1.56cm" svg:height="1.4cm" svg:x="3.672cm" svg:y="4.716cm" svg:viewBox="0 0 1561 1401" draw:points="80,0 80,60 0,60 0,1341 80,1341 80,1401 1481,1401 1481,1341 1561,1341 1561,60 1481,60 1481,0">
          <text:p/>
        </draw:polygon>
        <draw:polygon draw:style-name="gr2" draw:text-style-name="P2" draw:layer="layout" svg:width="1.56cm" svg:height="1.4cm" svg:x="5.578cm" svg:y="4.716cm" svg:viewBox="0 0 1561 1401" draw:points="80,0 80,60 0,60 0,1341 80,1341 80,1401 1481,1401 1481,1341 1561,1341 1561,60 1481,60 1481,0">
          <text:p/>
        </draw:polygon>
        <draw:polygon draw:style-name="gr2" draw:text-style-name="P2" draw:layer="layout" svg:width="1.56cm" svg:height="1.4cm" svg:x="7.483cm" svg:y="4.716cm" svg:viewBox="0 0 1561 1401" draw:points="80,0 80,60 0,60 0,1341 80,1341 80,1401 1481,1401 1481,1341 1561,1341 1561,60 1481,60 1481,0">
          <text:p/>
        </draw:polygon>
        <draw:polygon draw:style-name="gr2" draw:text-style-name="P2" draw:layer="layout" svg:width="1.56cm" svg:height="1.4cm" svg:x="9.388cm" svg:y="4.716cm" svg:viewBox="0 0 1561 1401" draw:points="80,0 80,60 0,60 0,1341 80,1341 80,1401 1481,1401 1481,1341 1561,1341 1561,60 1481,60 1481,0">
          <text:p/>
        </draw:polygon>
        <draw:polygon draw:style-name="gr2" draw:text-style-name="P2" draw:layer="layout" svg:width="1.56cm" svg:height="1.4cm" svg:x="11.293cm" svg:y="4.716cm" svg:viewBox="0 0 1561 1401" draw:points="80,0 80,60 0,60 0,1341 80,1341 80,1401 1481,1401 1481,1341 1561,1341 1561,60 1481,60 1481,0">
          <text:p/>
        </draw:polygon>
        <draw:polygon draw:style-name="gr2" draw:text-style-name="P2" draw:layer="layout" svg:width="1.56cm" svg:height="1.4cm" svg:x="13.198cm" svg:y="4.716cm" svg:viewBox="0 0 1561 1401" draw:points="80,0 80,60 0,60 0,1341 80,1341 80,1401 1481,1401 1481,1341 1561,1341 1561,60 1481,60 1481,0">
          <text:p/>
        </draw:polygon>
        <draw:polygon draw:style-name="gr2" draw:text-style-name="P2" draw:layer="layout" svg:width="1.405cm" svg:height="1.4cm" svg:x="3.754cm" svg:y="2.811cm" svg:viewBox="0 0 1406 1401" draw:points="72,0 72,60 0,60 0,1341 72,1341 72,1401 1334,1401 1334,1341 1406,1341 1406,60 1334,60 1334,0">
          <text:p/>
        </draw:polygon>
        <draw:polygon draw:style-name="gr2" draw:text-style-name="P2" draw:layer="layout" svg:width="1.56cm" svg:height="1.4cm" svg:x="5.578cm" svg:y="2.811cm" svg:viewBox="0 0 1561 1401" draw:points="80,0 80,60 0,60 0,1341 80,1341 80,1401 1481,1401 1481,1341 1561,1341 1561,60 1481,60 1481,0">
          <text:p/>
        </draw:polygon>
        <draw:polygon draw:style-name="gr2" draw:text-style-name="P2" draw:layer="layout" svg:width="1.56cm" svg:height="1.4cm" svg:x="7.483cm" svg:y="2.811cm" svg:viewBox="0 0 1561 1401" draw:points="80,0 80,60 0,60 0,1341 80,1341 80,1401 1481,1401 1481,1341 1561,1341 1561,60 1481,60 1481,0">
          <text:p/>
        </draw:polygon>
        <draw:polygon draw:style-name="gr2" draw:text-style-name="P2" draw:layer="layout" svg:width="1.56cm" svg:height="1.4cm" svg:x="9.388cm" svg:y="2.811cm" svg:viewBox="0 0 1561 1401" draw:points="80,0 80,60 0,60 0,1341 80,1341 80,1401 1481,1401 1481,1341 1561,1341 1561,60 1481,60 1481,0">
          <text:p/>
        </draw:polygon>
        <draw:polygon draw:style-name="gr2" draw:text-style-name="P2" draw:layer="layout" svg:width="1.56cm" svg:height="1.4cm" svg:x="11.293cm" svg:y="2.811cm" svg:viewBox="0 0 1561 1401" draw:points="80,0 80,60 0,60 0,1341 80,1341 80,1401 1481,1401 1481,1341 1561,1341 1561,60 1481,60 1481,0">
          <text:p/>
        </draw:polygon>
        <draw:polygon draw:style-name="gr2" draw:text-style-name="P2" draw:layer="layout" svg:width="1.56cm" svg:height="1.4cm" svg:x="13.198cm" svg:y="2.811cm" svg:viewBox="0 0 1561 1401" draw:points="80,0 80,60 0,60 0,1341 80,1341 80,1401 1481,1401 1481,1341 1561,1341 1561,60 1481,60 1481,0">
          <text:p/>
        </draw:polygon>
        <draw:polygon draw:style-name="gr3" draw:text-style-name="P2" draw:layer="layout" svg:width="0.21cm" svg:height="0.21cm" svg:x="15.125cm" svg:y="2.553cm" svg:viewBox="0 0 211 211" draw:points="73,5 43,20 20,43 5,73 0,106 5,138 20,168 43,191 73,206 105,211 138,206 168,191 191,168 206,138 211,106 206,73 191,43 168,20 138,5 105,0">
          <text:p><text:s/></text:p>
        </draw:polygon>
        <draw:polygon draw:style-name="gr2" draw:text-style-name="P2" draw:layer="layout" svg:width="0.21cm" svg:height="0.21cm" svg:x="3.095cm" svg:y="2.553cm" svg:viewBox="0 0 211 211" draw:points="73,5 44,20 20,43 5,73 0,106 5,138 20,168 44,191 73,206 106,211 138,206 168,191 191,168 206,138 211,106 206,73 191,43 168,20 138,5 106,0">
          <text:p/>
        </draw:polygon>
        <draw:polygon draw:style-name="gr3" draw:text-style-name="P2" draw:layer="layout" svg:width="0.21cm" svg:height="0.21cm" svg:x="11.01cm" svg:y="2.553cm" svg:viewBox="0 0 211 211" draw:points="73,5 43,20 20,43 5,73 0,106 5,138 20,168 43,191 73,206 105,211 138,206 167,191 191,168 206,138 211,106 206,73 191,43 167,20 138,5 105,0">
          <text:p><text:s/></text:p>
        </draw:polygon>
        <draw:polygon draw:style-name="gr2" draw:text-style-name="P2" draw:layer="layout" svg:width="0.21cm" svg:height="0.21cm" svg:x="7.264cm" svg:y="2.553cm" svg:viewBox="0 0 211 211" draw:points="73,5 43,20 20,43 5,73 0,106 5,138 20,168 43,191 73,206 105,211 138,206 167,191 191,168 206,138 211,106 206,73 191,43 167,20 138,5 105,0">
          <text:p/>
        </draw:polygon>
        <draw:polyline draw:style-name="gr2" draw:text-style-name="P2" draw:layer="layout" svg:width="0.2cm" svg:height="0.2cm" svg:x="25.76cm" svg:y="29.88cm" svg:viewBox="0 0 201 201" draw:points="201,201 185,200 170,199 154,195 139,191 124,186 110,179 96,171 83,163 71,153 59,142 48,130 38,118 30,105 22,91 15,77 10,62 6,47 3,31 1,16 0,0">
          <text:p/>
        </draw:polyline>
        <draw:polygon draw:style-name="gr2" draw:text-style-name="P2" draw:layer="layout" svg:width="1.56cm" svg:height="1.4cm" svg:x="1.773cm" svg:y="10.426cm" svg:viewBox="0 0 1561 1401" draw:points="80,0 80,60 0,60 0,1341 80,1341 80,1401 1481,1401 1481,1341 1561,1341 1561,60 1481,60 1481,0">
          <text:p/>
        </draw:polygon>
        <draw:polygon draw:style-name="gr2" draw:text-style-name="P2" draw:layer="layout" svg:width="1.56cm" svg:height="1.4cm" svg:x="3.679cm" svg:y="10.426cm" svg:viewBox="0 0 1561 1401" draw:points="80,0 80,60 0,60 0,1341 80,1341 80,1401 1481,1401 1481,1341 1561,1341 1561,60 1481,60 1481,0">
          <text:p/>
        </draw:polygon>
        <draw:polygon draw:style-name="gr2" draw:text-style-name="P2" draw:layer="layout" svg:width="1.56cm" svg:height="1.4cm" svg:x="5.584cm" svg:y="10.426cm" svg:viewBox="0 0 1561 1401" draw:points="80,0 80,60 0,60 0,1341 80,1341 80,1401 1481,1401 1481,1341 1561,1341 1561,60 1481,60 1481,0">
          <text:p/>
        </draw:polygon>
        <draw:polygon draw:style-name="gr2" draw:text-style-name="P2" draw:layer="layout" svg:width="1.56cm" svg:height="1.4cm" svg:x="7.489cm" svg:y="10.426cm" svg:viewBox="0 0 1561 1401" draw:points="80,0 80,60 0,60 0,1341 80,1341 80,1401 1481,1401 1481,1341 1561,1341 1561,60 1481,60 1481,0">
          <text:p/>
        </draw:polygon>
        <draw:polygon draw:style-name="gr2" draw:text-style-name="P2" draw:layer="layout" svg:width="1.56cm" svg:height="1.4cm" svg:x="9.394cm" svg:y="10.426cm" svg:viewBox="0 0 1561 1401" draw:points="80,0 80,60 0,60 0,1341 80,1341 80,1401 1481,1401 1481,1341 1561,1341 1561,60 1481,60 1481,0">
          <text:p/>
        </draw:polygon>
        <draw:polygon draw:style-name="gr2" draw:text-style-name="P2" draw:layer="layout" svg:width="1.56cm" svg:height="1.4cm" svg:x="11.299cm" svg:y="10.426cm" svg:viewBox="0 0 1561 1401" draw:points="80,0 80,60 0,60 0,1341 80,1341 80,1401 1481,1401 1481,1341 1561,1341 1561,60 1481,60 1481,0">
          <text:p/>
        </draw:polygon>
        <draw:polygon draw:style-name="gr2" draw:text-style-name="P2" draw:layer="layout" svg:width="0.21cm" svg:height="0.21cm" svg:x="10.811cm" svg:y="11.975cm" svg:viewBox="0 0 211 211" draw:points="73,5 44,20 20,43 5,73 0,106 5,138 20,168 44,191 73,206 106,211 138,206 167,191 191,168 206,138 211,106 206,73 191,43 167,20 138,5 106,0">
          <text:p/>
        </draw:polygon>
        <draw:line draw:style-name="gr4" draw:text-style-name="P3" draw:layer="layout" svg:x1="3.056cm" svg:y1="2.52cm" svg:x2="15.344cm" svg:y2="2.52cm">
          <text:p/>
        </draw:line>
        <draw:line draw:style-name="gr4" draw:text-style-name="P3" xml:id="id1" draw:id="id1" draw:layer="layout" svg:x1="2.898cm" svg:y1="2.81cm" svg:x2="2.898cm" svg:y2="9.226cm">
          <text:p/>
        </draw:line>
        <draw:line draw:style-name="gr4" draw:text-style-name="P3" draw:layer="layout" svg:x1="1.08cm" svg:y1="11.129cm" svg:x2="1.08cm" svg:y2="12.379cm">
          <text:p/>
        </draw:line>
        <draw:connector draw:style-name="gr4" draw:text-style-name="P3" draw:layer="layout" draw:type="lines" draw:line-skew="0cm 0.501cm" svg:x1="1.04cm" svg:y1="10.48cm" svg:x2="2.898cm" svg:y2="9.226cm" draw:end-shape="id1" svg:d="M1040 10480l1858-1254" svg:viewBox="0 0 1859 1255">
          <text:p/>
        </draw:connector>
        <draw:line draw:style-name="gr4" draw:text-style-name="P3" xml:id="id2" draw:id="id2" draw:layer="layout" svg:x1="13.335cm" svg:y1="12.379cm" svg:x2="12.531cm" svg:y2="12.379cm">
          <text:p/>
        </draw:line>
        <draw:line draw:style-name="gr4" draw:text-style-name="P3" xml:id="id3" draw:id="id3" draw:layer="layout" svg:x1="15.526cm" svg:y1="9.927cm" svg:x2="15.526cm" svg:y2="8.449cm">
          <text:p/>
        </draw:line>
        <draw:connector draw:style-name="gr4" draw:text-style-name="P3" draw:layer="layout" draw:type="lines" draw:line-skew="-0.483cm 0.501cm" svg:x1="13.335cm" svg:y1="12.379cm" svg:x2="15.526cm" svg:y2="9.927cm" draw:start-shape="id2" draw:start-glue-point="1" draw:end-shape="id3" draw:end-glue-point="2" svg:d="M13335 12379h18l2173-2452" svg:viewBox="0 0 2192 2453">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MS Mincho"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Hiragino Mincho ProN" style:font-family-asian="'Hiragino Mincho Pro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0cm" fo:margin-bottom="0cm" fo:margin-left="0cm" fo:margin-right="0cm" fo:page-width="39.4cm" fo:page-height="3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0-24T23:04:54.591305644</dc:date>
    <meta:editing-duration>PT1H45M14S</meta:editing-duration>
    <meta:editing-cycles>11</meta:editing-cycles>
    <meta:generator>LibreOffice/5.3.1.2$Linux_X86_64 LibreOffice_project/30m0$Build-2</meta:generator>
    <meta:document-statistic meta:object-count="253"/>
  </office:meta>
</office:document-meta>
</file>